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1A7A0000001A0000001A7591DEF7F76C9FE8.svg" manifest:media-type="image/svg+xml"/>
  <manifest:file-entry manifest:full-path="Pictures/1000063A0000001A0000001A6776D03CB7D1C76B.svg" manifest:media-type="image/svg+xml"/>
  <manifest:file-entry manifest:full-path="Pictures/100003C70000001A0000001A72283BE2B70CCBBA.svg" manifest:media-type="image/svg+xml"/>
  <manifest:file-entry manifest:full-path="Pictures/1000020100000001000000019C43813A3574AEA1.png" manifest:media-type="image/png"/>
  <manifest:file-entry manifest:full-path="Pictures/100018AB0000001A0000001AAFDA8DAF75EB8F53.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tyle:font-face style:name="Linux Libertine" svg:font-family="'Linux Libertine', Georgia, Times, serif"/>
    <style:font-face style:name="Times" svg:font-family="Time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5.503cm" style:rel-column-width="21845*"/>
    </style:style>
    <style:style style:name="Table2.A1" style:family="table-cell">
      <style:table-cell-properties fo:padding="0.097cm" fo:border="none"/>
    </style:style>
    <style:style style:name="Table3" style:family="table">
      <style:table-properties style:width="3.963cm" table:align="left" fo:background-color="#f8f9fa">
        <style:background-image/>
      </style:table-properties>
    </style:style>
    <style:style style:name="Table3.A" style:family="table-column">
      <style:table-column-properties style:column-width="1.517cm"/>
    </style:style>
    <style:style style:name="Table3.B" style:family="table-column">
      <style:table-column-properties style:column-width="1.111cm"/>
    </style:style>
    <style:style style:name="Table3.C" style:family="table-column">
      <style:table-column-properties style:column-width="1.335cm"/>
    </style:style>
    <style:style style:name="Table3.A1" style:family="table-cell">
      <style:table-cell-properties style:vertical-align="middle" fo:background-color="#eaecf0" fo:padding="0.049cm" fo:border="0.05pt solid #a2a9b1">
        <style:background-image/>
      </style:table-cell-properties>
    </style:style>
    <style:style style:name="Table3.A2" style:family="table-cell">
      <style:table-cell-properties style:vertical-align="middle" fo:padding="0.049cm" fo:border="0.05pt solid #a2a9b1"/>
    </style:style>
    <style:style style:name="Table3.B2" style:family="table-cell">
      <style:table-cell-properties style:vertical-align="middle" fo:padding="0.049cm" fo:border="0.05pt solid #a2a9b1"/>
    </style:style>
    <style:style style:name="Table3.C2" style:family="table-cell">
      <style:table-cell-properties style:vertical-align="middle" fo:padding="0.049cm" fo:border="0.05pt solid #a2a9b1"/>
    </style:style>
    <style:style style:name="Table3.A3" style:family="table-cell">
      <style:table-cell-properties style:vertical-align="middle" fo:padding="0.049cm" fo:border="0.05pt solid #a2a9b1"/>
    </style:style>
    <style:style style:name="Table3.B3" style:family="table-cell">
      <style:table-cell-properties style:vertical-align="middle" fo:padding="0.049cm" fo:border="0.05pt solid #a2a9b1"/>
    </style:style>
    <style:style style:name="Table3.C3" style:family="table-cell">
      <style:table-cell-properties style:vertical-align="middle" fo:padding="0.049cm" fo:border="0.05pt solid #a2a9b1"/>
    </style:style>
    <style:style style:name="Table3.A4" style:family="table-cell">
      <style:table-cell-properties style:vertical-align="middle" fo:padding="0.049cm" fo:border="0.05pt solid #a2a9b1"/>
    </style:style>
    <style:style style:name="Table3.B4" style:family="table-cell">
      <style:table-cell-properties style:vertical-align="middle" fo:padding="0.049cm" fo:border="0.05pt solid #a2a9b1"/>
    </style:style>
    <style:style style:name="Table3.C4" style:family="table-cell">
      <style:table-cell-properties style:vertical-align="middle" fo:padding="0.049cm" fo:border="0.05pt solid #a2a9b1"/>
    </style:style>
    <style:style style:name="P1" style:family="paragraph" style:parent-style-name="Standard">
      <style:paragraph-properties fo:margin-top="0.423cm" fo:margin-bottom="0.212cm" style:contextual-spacing="false"/>
      <style:text-properties style:font-name="Times" fo:font-size="14pt"/>
    </style:style>
    <style:style style:name="P2" style:family="paragraph" style:parent-style-name="Standard">
      <style:paragraph-properties fo:margin-top="0.106cm" fo:margin-bottom="0.212cm" style:contextual-spacing="false" fo:text-align="center" style:justify-single-word="false"/>
      <style:text-properties style:font-name="Times" fo:font-size="18pt"/>
    </style:style>
    <style:style style:name="P3" style:family="paragraph" style:parent-style-name="Standard">
      <style:paragraph-properties fo:margin-top="0cm" fo:margin-bottom="0.247cm" style:contextual-spacing="false" fo:line-height="120%"/>
      <style:text-properties style:font-name="Times" fo:font-size="12pt"/>
    </style:style>
    <style:style style:name="P4" style:family="paragraph" style:parent-style-name="Standard">
      <style:paragraph-properties fo:margin-top="0cm" fo:margin-bottom="0.247cm" style:contextual-spacing="false" fo:line-height="120%" fo:text-align="center" style:justify-single-word="false"/>
      <style:text-properties style:font-name="Times" fo:font-size="12pt"/>
    </style:style>
    <style:style style:name="P5" style:family="paragraph" style:parent-style-name="Standard">
      <style:paragraph-properties fo:margin-top="0cm" fo:margin-bottom="0.247cm" style:contextual-spacing="false"/>
      <style:text-properties style:font-name="Arial" fo:font-size="12pt"/>
    </style:style>
    <style:style style:name="P6" style:family="paragraph" style:parent-style-name="Standard">
      <style:paragraph-properties fo:margin-top="0cm" fo:margin-bottom="0.247cm" style:contextual-spacing="false" fo:line-height="120%"/>
      <style:text-properties style:font-name="Arial" fo:font-size="12pt"/>
    </style:style>
    <style:style style:name="P7" style:family="paragraph" style:parent-style-name="Standard">
      <style:paragraph-properties fo:margin-top="0cm" fo:margin-bottom="0.247cm" style:contextual-spacing="false" fo:line-height="120%"/>
      <style:text-properties fo:color="#ff0000" loext:opacity="100%" style:font-name="Arial" fo:font-size="12pt"/>
    </style:style>
    <style:style style:name="P8" style:family="paragraph" style:parent-style-name="Standard">
      <style:paragraph-properties fo:margin-top="0cm" fo:margin-bottom="0.247cm" style:contextual-spacing="false" fo:line-height="120%"/>
      <style:text-properties fo:color="#000000" loext:opacity="100%" style:font-name="Arial" fo:font-size="12pt"/>
    </style:style>
    <style:style style:name="P9" style:family="paragraph" style:parent-style-name="Standard">
      <style:paragraph-properties fo:margin-top="0cm" fo:margin-bottom="0.247cm" style:contextual-spacing="false" fo:line-height="120%"/>
      <style:text-properties fo:color="#ff3333" loext:opacity="100%" style:font-name="Arial" fo:font-size="12pt"/>
    </style:style>
    <style:style style:name="P10" style:family="paragraph" style:parent-style-name="Standard">
      <style:paragraph-properties fo:margin-top="0cm" fo:margin-bottom="0.247cm" style:contextual-spacing="false" fo:line-height="120%"/>
      <style:text-properties fo:color="#3333ff" loext:opacity="100%" style:font-name="Arial" fo:font-size="12pt"/>
    </style:style>
    <style:style style:name="P11" style:family="paragraph" style:parent-style-name="Standard">
      <style:paragraph-properties fo:margin-top="0cm" fo:margin-bottom="0.247cm" style:contextual-spacing="false" fo:line-height="120%"/>
      <style:text-properties fo:color="#0047ff" loext:opacity="100%" style:font-name="Arial" fo:font-size="10pt"/>
    </style:style>
    <style:style style:name="P12" style:family="paragraph" style:parent-style-name="Standard">
      <style:paragraph-properties fo:margin-top="0cm" fo:margin-bottom="0.247cm" style:contextual-spacing="false" fo:line-height="120%"/>
      <style:text-properties fo:color="#c9211e" loext:opacity="100%" style:font-name="Arial" fo:font-size="12pt"/>
    </style:style>
    <style:style style:name="P13" style:family="paragraph" style:parent-style-name="Standard">
      <style:text-properties style:font-name="Times" fo:font-size="12pt"/>
    </style:style>
    <style:style style:name="P14" style:family="paragraph" style:parent-style-name="Standard">
      <style:paragraph-properties>
        <style:tab-stops>
          <style:tab-stop style:position="17cm"/>
        </style:tab-stops>
      </style:paragraph-properties>
      <style:text-properties style:font-name="Times" fo:font-size="12pt"/>
    </style:style>
    <style:style style:name="P15" style:family="paragraph" style:parent-style-name="Standard">
      <style:paragraph-properties fo:text-align="center" style:justify-single-word="false"/>
      <style:text-properties style:font-name="Times" fo:font-size="12pt"/>
    </style:style>
    <style:style style:name="P16" style:family="paragraph" style:parent-style-name="Standard">
      <style:paragraph-properties fo:line-height="120%"/>
      <style:text-properties style:font-name="Times" fo:font-size="12pt"/>
    </style:style>
    <style:style style:name="P17" style:family="paragraph" style:parent-style-name="Standard">
      <style:text-properties style:font-name="Times" fo:font-size="14pt"/>
    </style:style>
    <style:style style:name="P18" style:family="paragraph" style:parent-style-name="Standard">
      <style:paragraph-properties fo:text-align="center" style:justify-single-word="false"/>
      <style:text-properties fo:color="#ff0000" loext:opacity="100%" style:font-name="Times" fo:font-size="12pt"/>
    </style:style>
    <style:style style:name="P19" style:family="paragraph" style:parent-style-name="Standard">
      <style:paragraph-properties fo:text-align="center" style:justify-single-word="false"/>
      <style:text-properties fo:color="#ff0000" loext:opacity="100%" style:font-name="Arial" fo:font-size="12pt"/>
    </style:style>
    <style:style style:name="P20" style:family="paragraph" style:parent-style-name="Standard">
      <style:paragraph-properties fo:text-align="center" style:justify-single-word="false"/>
      <style:text-properties fo:color="#00ae00" loext:opacity="100%" style:font-name="Times" fo:font-size="12pt"/>
    </style:style>
    <style:style style:name="P21" style:family="paragraph" style:parent-style-name="Standard">
      <style:text-properties style:font-name="Arial" fo:font-size="12pt"/>
    </style:style>
    <style:style style:name="P22" style:family="paragraph" style:parent-style-name="Standard">
      <style:text-properties style:font-name="Arial" fo:font-size="10pt"/>
    </style:style>
    <style:style style:name="P23" style:family="paragraph" style:parent-style-name="Standard">
      <style:paragraph-properties fo:text-align="center" style:justify-single-word="false"/>
      <style:text-properties fo:color="#0000ff" loext:opacity="100%" style:font-name="Arial" fo:font-size="12pt"/>
    </style:style>
    <style:style style:name="P24" style:family="paragraph" style:parent-style-name="Standard">
      <style:text-properties fo:color="#000000" loext:opacity="100%" style:font-name="Arial" fo:font-size="12pt"/>
    </style:style>
    <style:style style:name="P25" style:family="paragraph" style:parent-style-name="Standard">
      <style:text-properties fo:color="#000000" loext:opacity="100%" style:font-name="Times" fo:font-size="11.5pt"/>
    </style:style>
    <style:style style:name="P26" style:family="paragraph" style:parent-style-name="Standard">
      <style:paragraph-properties fo:text-align="center" style:justify-single-word="false"/>
      <style:text-properties fo:color="#ffd320" loext:opacity="100%" style:font-name="Arial" fo:font-size="9pt"/>
    </style:style>
    <style:style style:name="P27" style:family="paragraph" style:parent-style-name="Standard">
      <style:paragraph-properties fo:text-align="center" style:justify-single-word="false"/>
      <style:text-properties fo:color="#ffd320" loext:opacity="100%" style:font-name="Arial" fo:font-size="8pt"/>
    </style:style>
    <style:style style:name="P28" style:family="paragraph" style:parent-style-name="Standard">
      <style:paragraph-properties fo:text-align="center" style:justify-single-word="false"/>
      <style:text-properties fo:color="#ffd320" loext:opacity="100%" style:font-name="Times" fo:font-size="11pt"/>
    </style:style>
    <style:style style:name="P29" style:family="paragraph" style:parent-style-name="Standard">
      <style:paragraph-properties fo:text-align="center" style:justify-single-word="false"/>
      <style:text-properties fo:color="#ff00ff" loext:opacity="100%" style:font-name="Arial" fo:font-size="9pt"/>
    </style:style>
    <style:style style:name="P30" style:family="paragraph" style:parent-style-name="Standard">
      <style:paragraph-properties fo:margin-top="0.353cm" fo:margin-bottom="0.212cm" style:contextual-spacing="false"/>
      <style:text-properties style:font-name="Arial" fo:font-size="12pt"/>
    </style:style>
    <style:style style:name="P31" style:family="paragraph" style:parent-style-name="Heading_20_2">
      <style:paragraph-properties fo:margin-left="0cm" fo:margin-right="0cm" fo:line-height="137%" fo:text-indent="0cm" style:auto-text-indent="false" fo:padding="0cm" fo:border="none"/>
    </style:style>
    <style:style style:name="P32" style:family="paragraph" style:parent-style-name="Standard">
      <style:paragraph-properties fo:margin-top="0.423cm" fo:margin-bottom="0.212cm" style:contextual-spacing="false" fo:text-align="center" style:justify-single-word="false"/>
      <style:text-properties style:font-name="Times" fo:font-size="28pt" fo:font-weight="bold"/>
    </style:style>
    <style:style style:name="P33" style:family="paragraph" style:parent-style-name="Standard">
      <style:paragraph-properties fo:margin-top="0.423cm" fo:margin-bottom="0.212cm" style:contextual-spacing="false"/>
      <style:text-properties style:font-name="Times" fo:font-size="12pt" fo:font-weight="bold"/>
    </style:style>
    <style:style style:name="P34" style:family="paragraph" style:parent-style-name="Standard">
      <style:paragraph-properties fo:margin-top="0cm" fo:margin-bottom="0.247cm" style:contextual-spacing="false" fo:line-height="120%"/>
      <style:text-properties style:font-name="Arial" fo:font-size="12pt" fo:font-style="italic"/>
    </style:style>
    <style:style style:name="P35" style:family="paragraph" style:parent-style-name="Standard">
      <style:paragraph-properties fo:margin-top="0cm" fo:margin-bottom="0.247cm" style:contextual-spacing="false" fo:line-height="120%"/>
      <style:text-properties style:font-name="Arial" fo:font-size="12pt" style:text-underline-style="solid" style:text-underline-width="auto" style:text-underline-color="font-color"/>
    </style:style>
    <style:style style:name="P36" style:family="paragraph" style:parent-style-name="Standard">
      <style:paragraph-properties fo:margin-top="0cm" fo:margin-bottom="0.247cm" style:contextual-spacing="false" fo:line-height="120%"/>
      <style:text-properties style:font-name="Arial" fo:font-size="12pt" fo:font-weight="bold"/>
    </style:style>
    <style:style style:name="P37" style:family="paragraph" style:parent-style-name="Standard">
      <style:paragraph-properties fo:margin-top="0cm" fo:margin-bottom="0.247cm" style:contextual-spacing="false" fo:line-height="120%"/>
      <style:text-properties style:font-name="Arial" fo:font-size="12pt"/>
    </style:style>
    <style:style style:name="P38" style:family="paragraph" style:parent-style-name="Standard">
      <style:paragraph-properties fo:margin-top="0cm" fo:margin-bottom="0.247cm" style:contextual-spacing="false" fo:line-height="120%"/>
      <style:text-properties fo:color="#ff0000" loext:opacity="100%" style:font-name="Arial" fo:font-size="12pt" fo:font-weight="bold"/>
    </style:style>
    <style:style style:name="P39" style:family="paragraph" style:parent-style-name="Standard">
      <style:paragraph-properties fo:margin-top="0cm" fo:margin-bottom="0.247cm" style:contextual-spacing="false" fo:line-height="120%"/>
      <style:text-properties fo:color="#ff0000" loext:opacity="100%" style:font-name="Arial" fo:font-size="12pt" style:text-underline-style="solid" style:text-underline-width="auto" style:text-underline-color="font-color"/>
    </style:style>
    <style:style style:name="P40" style:family="paragraph" style:parent-style-name="Standard">
      <style:paragraph-properties fo:margin-top="0cm" fo:margin-bottom="0.247cm" style:contextual-spacing="false" fo:line-height="120%"/>
      <style:text-properties style:font-name="Times" fo:font-size="12pt" fo:font-weight="bold"/>
    </style:style>
    <style:style style:name="P41" style:family="paragraph" style:parent-style-name="Standard">
      <style:paragraph-properties fo:margin-top="0cm" fo:margin-bottom="0.247cm" style:contextual-spacing="false" fo:line-height="120%"/>
      <style:text-properties fo:color="#0047ff" loext:opacity="100%" style:font-name="Arial" fo:font-size="12pt" fo:font-weight="bold"/>
    </style:style>
    <style:style style:name="P42" style:family="paragraph" style:parent-style-name="Standard">
      <style:paragraph-properties fo:margin-top="0cm" fo:margin-bottom="0.247cm" style:contextual-spacing="false" fo:line-height="120%"/>
      <style:text-properties fo:color="#808080" loext:opacity="100%" style:font-name="Times" fo:font-size="14pt" fo:font-weight="bold"/>
    </style:style>
    <style:style style:name="P43" style:family="paragraph" style:parent-style-name="Standard">
      <style:paragraph-properties fo:margin-top="0.353cm" fo:margin-bottom="0.212cm" style:contextual-spacing="false"/>
      <style:text-properties style:font-name="Times" fo:font-size="12pt" fo:font-weight="bold"/>
    </style:style>
    <style:style style:name="P44" style:family="paragraph" style:parent-style-name="Standard">
      <style:paragraph-properties fo:text-align="center" style:justify-single-word="false"/>
      <style:text-properties fo:color="#000000" loext:opacity="100%" style:font-name="Arial" fo:font-size="8pt" fo:font-weight="bold"/>
    </style:style>
    <style:style style:name="P45" style:family="paragraph" style:parent-style-name="Standard">
      <style:paragraph-properties fo:text-align="center" style:justify-single-word="false"/>
      <style:text-properties fo:color="#00ae00" loext:opacity="100%" style:font-name="Arial" fo:font-size="8pt" fo:font-weight="bold"/>
    </style:style>
    <style:style style:name="P46" style:family="paragraph" style:parent-style-name="Standard">
      <style:paragraph-properties fo:text-align="center" style:justify-single-word="false"/>
      <style:text-properties style:font-name="Arial" fo:font-size="12pt" fo:font-weight="bold"/>
    </style:style>
    <style:style style:name="P47" style:family="paragraph" style:parent-style-name="Standard">
      <style:paragraph-properties fo:text-align="center" style:justify-single-word="false"/>
      <style:text-properties style:font-name="Times" fo:font-size="14pt" fo:font-weight="bold"/>
    </style:style>
    <style:style style:name="P48" style:family="paragraph" style:parent-style-name="Standard" style:list-style-name="L1">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style:font-name="Arial" fo:font-size="12pt"/>
    </style:style>
    <style:style style:name="P49" style:family="paragraph" style:parent-style-name="Standard" style:list-style-name="L2">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style:font-name="Arial" fo:font-size="12pt"/>
    </style:style>
    <style:style style:name="P50" style:family="paragraph" style:parent-style-name="Standard" style:list-style-name="L1">
      <style:paragraph-properties fo:margin-left="1.27cm" fo:margin-right="0cm" fo:margin-top="0cm" fo:margin-bottom="0.247cm" style:contextual-spacing="false" fo:text-indent="-1.27cm" style:auto-text-indent="false">
        <style:tab-stops>
          <style:tab-stop style:position="0.388cm"/>
          <style:tab-stop style:position="1.27cm"/>
        </style:tab-stops>
      </style:paragraph-properties>
      <style:text-properties style:font-name="Arial" fo:font-size="12pt"/>
    </style:style>
    <style:style style:name="P51" style:family="paragraph" style:parent-style-name="Standard" style:list-style-name="L1">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fo:color="#ff0000" loext:opacity="100%" style:font-name="Arial" fo:font-size="12pt"/>
    </style:style>
    <style:style style:name="P52" style:family="paragraph" style:parent-style-name="Standard" style:list-style-name="L1">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fo:color="#ff0000" loext:opacity="100%" style:font-name="Arial" fo:font-size="12pt" fo:font-weight="bold"/>
    </style:style>
    <style:style style:name="P53" style:family="paragraph" style:parent-style-name="Standard" style:list-style-name="L1">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fo:color="#000000" loext:opacity="100%" style:font-name="Arial" fo:font-size="12pt"/>
    </style:style>
    <style:style style:name="P54" style:family="paragraph" style:parent-style-name="Standard" style:list-style-name="L1">
      <style:paragraph-properties fo:margin-left="1.27cm" fo:margin-right="0cm" fo:margin-top="0cm" fo:margin-bottom="0.247cm" style:contextual-spacing="false" fo:line-height="120%" fo:text-indent="-1.27cm" style:auto-text-indent="false">
        <style:tab-stops>
          <style:tab-stop style:position="0.388cm"/>
          <style:tab-stop style:position="1.27cm"/>
        </style:tab-stops>
      </style:paragraph-properties>
      <style:text-properties style:font-name="Times" fo:font-size="12pt"/>
    </style:style>
    <style:style style:name="P55" style:family="paragraph" style:parent-style-name="Standard" style:list-style-name="L1">
      <style:paragraph-properties fo:margin-left="1.27cm" fo:margin-right="0cm" fo:line-height="120%" fo:text-indent="-1.27cm" style:auto-text-indent="false">
        <style:tab-stops>
          <style:tab-stop style:position="0.388cm"/>
          <style:tab-stop style:position="1.27cm"/>
        </style:tab-stops>
      </style:paragraph-properties>
      <style:text-properties style:font-name="Times" fo:font-size="12pt"/>
    </style:style>
    <style:style style:name="P5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fo:font-size="14pt"/>
    </style:style>
    <style:style style:name="P57" style:family="paragraph" style:parent-style-name="Standard">
      <style:paragraph-properties fo:margin-top="0.247cm" fo:margin-bottom="0.212cm" style:contextual-spacing="false"/>
      <style:text-properties fo:color="#808080" loext:opacity="100%" style:font-name="Times" fo:font-size="14pt" fo:font-weight="bold"/>
    </style:style>
    <style:style style:name="P58" style:family="paragraph" style:parent-style-name="Standard">
      <style:paragraph-properties fo:margin-top="0.247cm" fo:margin-bottom="0.212cm" style:contextual-spacing="false"/>
      <style:text-properties fo:color="#808080" loext:opacity="100%" style:font-name="Arial" fo:font-size="14pt" fo:font-weight="bold"/>
    </style:style>
    <style:style style:name="P59" style:family="paragraph" style:parent-style-name="Table_20_Heading">
      <style:paragraph-properties fo:text-align="center" style:justify-single-word="false"/>
    </style:style>
    <style:style style:name="P60" style:family="paragraph" style:parent-style-name="Text_20_body">
      <style:paragraph-properties fo:margin-left="0cm" fo:margin-right="0cm" fo:text-indent="0cm" style:auto-text-indent="false"/>
    </style:style>
    <style:style style:name="P61" style:family="paragraph" style:parent-style-name="Text_20_body">
      <style:paragraph-properties fo:margin-left="0cm" fo:margin-right="0cm" fo:line-height="100%" fo:text-indent="0cm" style:auto-text-indent="false"/>
    </style:style>
    <style:style style:name="P62" style:family="paragraph" style:parent-style-name="Text_20_body">
      <style:paragraph-properties fo:margin-left="0cm" fo:margin-right="0cm" fo:text-indent="0cm" style:auto-text-indent="false"/>
      <style:text-properties fo:font-variant="normal" fo:text-transform="none" fo:color="#202122" loext:opacity="100%" fo:letter-spacing="normal"/>
    </style:style>
    <style:style style:name="P63" style:family="paragraph" style:parent-style-name="Text_20_body">
      <style:paragraph-properties fo:margin-left="0cm" fo:margin-right="0cm" fo:text-indent="0cm" style:auto-text-indent="false"/>
      <style:text-properties fo:font-variant="normal" fo:text-transform="none" fo:color="#202122" loext:opacity="100%" style:font-name="sans-serif" fo:font-size="12.3000001907349pt" fo:letter-spacing="normal" fo:font-style="normal" fo:font-weight="normal"/>
    </style:style>
    <style:style style:name="P64" style:family="paragraph" style:parent-style-name="Text_20_body">
      <style:paragraph-properties fo:margin-top="0cm" fo:margin-bottom="0.247cm" style:contextual-spacing="false" fo:line-height="120%"/>
      <style:text-properties fo:color="#808080" loext:opacity="100%" style:font-name="Times" fo:font-size="14pt" fo:font-weight="bold"/>
    </style:style>
    <style:style style:name="T1" style:family="text">
      <style:text-properties fo:font-weight="bold"/>
    </style:style>
    <style:style style:name="T2" style:family="text">
      <style:text-properties fo:font-style="italic"/>
    </style:style>
    <style:style style:name="T3" style:family="text">
      <style:text-properties fo:font-style="italic" style:text-underline-style="solid" style:text-underline-width="auto" style:text-underline-color="font-color" fo:font-weight="bold"/>
    </style:style>
    <style:style style:name="T4" style:family="text">
      <style:text-properties fo:font-style="italic" fo:font-weight="bold"/>
    </style:style>
    <style:style style:name="T5" style:family="text">
      <style:text-properties style:text-underline-style="solid" style:text-underline-width="auto" style:text-underline-color="font-color"/>
    </style:style>
    <style:style style:name="T6" style:family="text">
      <style:text-properties fo:color="#0047ff" loext:opacity="100%"/>
    </style:style>
    <style:style style:name="T7" style:family="text">
      <style:text-properties fo:color="#0047ff" loext:opacity="100%" fo:font-style="italic"/>
    </style:style>
    <style:style style:name="T8" style:family="text">
      <style:text-properties fo:color="#0047ff" loext:opacity="100%" fo:font-size="11pt"/>
    </style:style>
    <style:style style:name="T9" style:family="text">
      <style:text-properties fo:color="#0047ff" loext:opacity="100%" fo:font-size="10pt"/>
    </style:style>
    <style:style style:name="T10" style:family="text">
      <style:text-properties fo:color="#0047ff" loext:opacity="100%" fo:font-weight="bold"/>
    </style:style>
    <style:style style:name="T11" style:family="text">
      <style:text-properties fo:color="#ff0000" loext:opacity="100%"/>
    </style:style>
    <style:style style:name="T12" style:family="text">
      <style:text-properties fo:color="#ff0000" loext:opacity="100%" fo:font-weight="bold"/>
    </style:style>
    <style:style style:name="T13" style:family="text">
      <style:text-properties fo:color="#000000" loext:opacity="100%"/>
    </style:style>
    <style:style style:name="T14" style:family="text">
      <style:text-properties fo:color="#000000" loext:opacity="100%" fo:font-weight="bold"/>
    </style:style>
    <style:style style:name="T15" style:family="text">
      <style:text-properties fo:color="#0000ff" loext:opacity="100%"/>
    </style:style>
    <style:style style:name="T16" style:family="text">
      <style:text-properties fo:color="#3333ff" loext:opacity="100%" fo:font-style="italic"/>
    </style:style>
    <style:style style:name="T17" style:family="text">
      <style:text-properties fo:color="#3333ff" loext:opacity="100%" fo:font-style="italic" fo:font-weight="bold"/>
    </style:style>
    <style:style style:name="T18" style:family="text">
      <style:text-properties fo:color="#3333ff" loext:opacity="100%" fo:font-weight="bold"/>
    </style:style>
    <style:style style:name="T19" style:family="text">
      <style:text-properties fo:color="#cc0066" loext:opacity="100%"/>
    </style:style>
    <style:style style:name="T20" style:family="text">
      <style:text-properties fo:color="#ff0066" loext:opacity="100%"/>
    </style:style>
    <style:style style:name="T21" style:family="text">
      <style:text-properties fo:color="#ff0066" loext:opacity="100%" fo:font-weight="bold"/>
    </style:style>
    <style:style style:name="T22" style:family="text">
      <style:text-properties fo:color="#ff9999" loext:opacity="100%" fo:font-weight="bold"/>
    </style:style>
    <style:style style:name="T23" style:family="text">
      <style:text-properties fo:color="#99ff99" loext:opacity="100%" fo:font-weight="bold"/>
    </style:style>
    <style:style style:name="T24" style:family="text">
      <style:text-properties fo:color="#ffd320" loext:opacity="100%" fo:font-weight="bold"/>
    </style:style>
    <style:style style:name="T25" style:family="text">
      <style:text-properties fo:color="#3deb3d" loext:opacity="100%" fo:font-weight="bold"/>
    </style:style>
    <style:style style:name="T26" style:family="text">
      <style:text-properties fo:color="#ff3300" loext:opacity="100%"/>
    </style:style>
    <style:style style:name="T27" style:family="text">
      <style:text-properties fo:color="#00ff00" loext:opacity="100%" fo:font-weight="bold"/>
    </style:style>
    <style:style style:name="T28" style:family="text">
      <style:text-properties fo:color="#800000" loext:opacity="100%"/>
    </style:style>
    <style:style style:name="T29" style:family="text">
      <style:text-properties fo:color="#ff950e" loext:opacity="100%"/>
    </style:style>
    <style:style style:name="T30" style:family="text">
      <style:text-properties fo:background-color="#66ff66" loext:char-shading-value="0"/>
    </style:style>
    <style:style style:name="T31" style:family="text">
      <style:text-properties fo:color="#ff00ff" loext:opacity="100%"/>
    </style:style>
    <style:style style:name="T32" style:family="text">
      <style:text-properties fo:color="#ff3333" loext:opacity="100%"/>
    </style:style>
    <style:style style:name="T33" style:family="text">
      <style:text-properties fo:color="#00cc00" loext:opacity="100%"/>
    </style:style>
    <style:style style:name="T34" style:family="text">
      <style:text-properties fo:font-variant="normal" fo:text-transform="none" fo:color="#202122" loext:opacity="100%" style:font-name="sans-serif" fo:font-size="12.3000001907349pt" fo:letter-spacing="normal" fo:font-style="normal"/>
    </style:style>
    <style:style style:name="T35" style:family="text">
      <style:text-properties fo:font-variant="normal" fo:text-transform="none" fo:color="#202122" loext:opacity="100%" style:font-name="sans-serif" fo:font-size="12.3000001907349pt" fo:letter-spacing="normal" fo:font-style="normal" fo:font-weight="bold"/>
    </style:style>
    <style:style style:name="T36" style:family="text">
      <style:text-properties fo:font-variant="normal" fo:text-transform="none" fo:color="#202122" loext:opacity="100%" style:font-name="sans-serif" fo:font-size="12.3000001907349pt" fo:letter-spacing="normal" fo:font-style="normal" fo:font-weight="normal"/>
    </style:style>
    <style:style style:name="T37" style:family="text">
      <style:text-properties fo:font-variant="normal" fo:text-transform="none" fo:color="#202122" loext:opacity="100%" style:font-name="sans-serif" fo:font-size="12.3000001907349pt" fo:letter-spacing="normal" fo:font-style="italic" fo:font-weight="normal"/>
    </style:style>
    <style:style style:name="T38" style:family="text">
      <style:text-properties fo:font-variant="normal" fo:text-transform="none" fo:color="#202122" loext:opacity="100%" style:font-name="sans-serif" fo:font-size="9.64999961853027pt" fo:letter-spacing="normal" fo:font-style="normal" fo:font-weight="normal"/>
    </style:style>
    <style:style style:name="T39" style:family="text">
      <style:text-properties fo:font-variant="normal" fo:text-transform="none" fo:color="#795cb2" loext:opacity="100%" style:text-line-through-style="none" style:text-line-through-type="none" style:font-name="sans-serif" fo:font-size="12.3000001907349pt" fo:letter-spacing="normal" fo:font-style="normal" style:text-underline-style="none" fo:font-weight="normal" style:text-blinking="false" loext:padding="0cm" loext:border="none"/>
    </style:style>
    <style:style style:name="T40" style:family="text">
      <style:text-properties fo:font-variant="normal" fo:text-transform="none" fo:color="#795cb2" loext:opacity="100%" style:text-line-through-style="none" style:text-line-through-type="none" style:font-name="sans-serif" fo:font-size="9.64999961853027pt" fo:letter-spacing="normal" fo:font-style="normal" style:text-underline-style="none" fo:font-weight="normal" style:text-blinking="false" loext:padding="0cm" loext:border="none"/>
    </style:style>
    <style:style style:name="T41" style:family="text">
      <style:text-properties fo:font-variant="normal" fo:text-transform="none" fo:color="#795cb2" loext:opacity="100%" style:text-line-through-style="none" style:text-line-through-type="none" style:font-name="sans-serif" fo:letter-spacing="normal" fo:font-style="normal" style:text-underline-style="none" fo:font-weight="normal" style:text-blinking="false" loext:padding="0cm" loext:border="none"/>
    </style:style>
    <style:style style:name="T42" style:family="text">
      <style:text-properties fo:font-variant="normal" fo:text-transform="none" fo:color="#000000" loext:opacity="100%" style:font-name="Linux Libertine" fo:letter-spacing="normal" fo:font-style="normal" fo:font-weight="normal"/>
    </style:style>
    <style:style style:name="T43" style:family="text">
      <style:text-properties fo:font-variant="normal" fo:text-transform="none" fo:color="#54595d" loext:opacity="100%" style:font-name="sans-serif"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actics_pi</text:p>
      <text:p text:style-name="P2"><text:s/>a performance enhancement to dashboard_pi</text:p>
      <text:p text:style-name="P4">Rev 1.0</text:p>
      <text:p text:style-name="P33">1. Introduction</text:p>
      <text:p text:style-name="P34">Everything started with the question : “Do we make it around the edge of that island when we tack now and sail the same apparent wind angle on the other tack ?“</text:p>
      <text:p text:style-name="P35">Disclaimer :</text:p>
      <text:p text:style-name="P6">This is still alpha code (not even beta), and you should not use it for live – real sailing.</text:p>
      <text:p text:style-name="P6">I will not be liable for any harm, damage or whatever strange things happen if you use this plugin and rely on its data.</text:p>
      <text:p text:style-name="P6"/>
      <text:p text:style-name="P6"/>
      <text:p text:style-name="P1">Table of content</text:p>
      <text:p text:style-name="P14"><text:a xlink:type="simple" xlink:href="#__RefHeading___Toc2770_494823359" text:style-name="Internet_20_link" text:visited-style-name="Visited_20_Internet_20_Link">1. Introduction<text:tab/>1</text:a></text:p>
      <text:p text:style-name="P14"><text:a xlink:type="simple" xlink:href="#__RefHeading___Toc2584_494823359" text:style-name="Internet_20_link" text:visited-style-name="Visited_20_Internet_20_Link">1.1 What tactics_pi can do :<text:tab/>3</text:a></text:p>
      <text:p text:style-name="P14"><text:a xlink:type="simple" xlink:href="#__RefHeading___Toc2586_494823359" text:style-name="Internet_20_link" text:visited-style-name="Visited_20_Internet_20_Link">1.2 Prerequisites :<text:tab/>5</text:a></text:p>
      <text:p text:style-name="P14"><text:a xlink:type="simple" xlink:href="#__RefHeading___Toc2588_494823359" text:style-name="Internet_20_link" text:visited-style-name="Visited_20_Internet_20_Link">2. Basic functions which work without a polar file<text:tab/>6</text:a></text:p>
      <text:p text:style-name="P14"><text:a xlink:type="simple" xlink:href="#__RefHeading___Toc2590_494823359" text:style-name="Internet_20_link" text:visited-style-name="Visited_20_Internet_20_Link">2.1 Calculate true wind data<text:tab/>6</text:a></text:p>
      <text:p text:style-name="P14"><text:a xlink:type="simple" xlink:href="#__RefHeading___Toc2592_494823359" text:style-name="Internet_20_link" text:visited-style-name="Visited_20_Internet_20_Link">2.2 Calculate “Leeway”<text:tab/>7</text:a></text:p>
      <text:p text:style-name="P14"><text:a xlink:type="simple" xlink:href="#__RefHeading___Toc2594_494823359" text:style-name="Internet_20_link" text:visited-style-name="Visited_20_Internet_20_Link">2.3 Calculate the surface current<text:tab/>8</text:a></text:p>
      <text:p text:style-name="P14"><text:a xlink:type="simple" xlink:href="#__RefHeading___Toc2596_494823359" text:style-name="Internet_20_link" text:visited-style-name="Visited_20_Internet_20_Link">2.3.1 Activation of the current display<text:tab/>9</text:a></text:p>
      <text:p text:style-name="P14"><text:a xlink:type="simple" xlink:href="#__RefHeading___Toc2598_494823359" text:style-name="Internet_20_link" text:visited-style-name="Visited_20_Internet_20_Link">2.4 Calculate and display the boat laylines<text:tab/>10</text:a></text:p>
      <text:p text:style-name="P14"><text:a xlink:type="simple" xlink:href="#__RefHeading___Toc2600_494823359" text:style-name="Internet_20_link" text:visited-style-name="Visited_20_Internet_20_Link">2.5 Show wind barbs<text:tab/>11</text:a></text:p>
      <text:p text:style-name="P14"><text:a xlink:type="simple" xlink:href="#__RefHeading___Toc2602_494823359" text:style-name="Internet_20_link" text:visited-style-name="Visited_20_Internet_20_Link">2.5.1 Activation of Wind barb display<text:tab/>11</text:a></text:p>
      <text:p text:style-name="P14"><text:a xlink:type="simple" xlink:href="#__RefHeading___Toc2606_494823359" text:style-name="Internet_20_link" text:visited-style-name="Visited_20_Internet_20_Link">2.6 Current Direction and Current Speed :<text:tab/>12</text:a></text:p>
      <text:p text:style-name="P14"><text:a xlink:type="simple" xlink:href="#__RefHeading___Toc2608_494823359" text:style-name="Internet_20_link" text:visited-style-name="Visited_20_Internet_20_Link">2.7 Heel :<text:tab/>12</text:a></text:p>
      <text:p text:style-name="P14"><text:a xlink:type="simple" xlink:href="#__RefHeading___Toc2610_494823359" text:style-name="Internet_20_link" text:visited-style-name="Visited_20_Internet_20_Link">2.8 Leeway :<text:tab/>12</text:a></text:p>
      <text:p text:style-name="P14"><text:a xlink:type="simple" xlink:href="#__RefHeading___Toc2612_494823359" text:style-name="Internet_20_link" text:visited-style-name="Visited_20_Internet_20_Link">2.9 TWA to Waypoint<text:tab/>12</text:a></text:p>
      <text:p text:style-name="P14"><text:a xlink:type="simple" xlink:href="#__RefHeading___Toc2614_494823359" text:style-name="Internet_20_link" text:visited-style-name="Visited_20_Internet_20_Link">2.10 “App.&amp; True Wind Angle” dial instrument with TWD display<text:tab/>14</text:a></text:p>
      <text:p text:style-name="P14"><text:soft-page-break/><text:a xlink:type="simple" xlink:href="#__RefHeading___Toc2616_494823359" text:style-name="Internet_20_link" text:visited-style-name="Visited_20_Internet_20_Link">2.11 Average Wind Instrument<text:tab/>15</text:a></text:p>
      <text:p text:style-name="P14"><text:a xlink:type="simple" xlink:href="#__RefHeading___Toc2618_494823359" text:style-name="Internet_20_link" text:visited-style-name="Visited_20_Internet_20_Link">3. Performance functions which need a polar file<text:tab/>16</text:a></text:p>
      <text:p text:style-name="P14"><text:a xlink:type="simple" xlink:href="#__RefHeading___Toc2620_494823359" text:style-name="Internet_20_link" text:visited-style-name="Visited_20_Internet_20_Link">3.1 Load a polar file<text:tab/>16</text:a></text:p>
      <text:p text:style-name="P14"><text:a xlink:type="simple" xlink:href="#__RefHeading___Toc2622_494823359" text:style-name="Internet_20_link" text:visited-style-name="Visited_20_Internet_20_Link">3.2 Display polar on chart<text:tab/>18</text:a></text:p>
      <text:p text:style-name="P14"><text:a xlink:type="simple" xlink:href="#__RefHeading___Toc2624_494823359" text:style-name="Internet_20_link" text:visited-style-name="Visited_20_Internet_20_Link">3.3 Activation of the polar display on the chart<text:tab/>19</text:a></text:p>
      <text:p text:style-name="P14"><text:a xlink:type="simple" xlink:href="#__RefHeading___Toc2626_494823359" text:style-name="Internet_20_link" text:visited-style-name="Visited_20_Internet_20_Link">3.4 Performance data<text:tab/>20</text:a></text:p>
      <text:p text:style-name="P14"><text:a xlink:type="simple" xlink:href="#__RefHeading___Toc2628_494823359" text:style-name="Internet_20_link" text:visited-style-name="Visited_20_Internet_20_Link">3.5 Instruments which need a polar<text:tab/>20</text:a></text:p>
      <text:p text:style-name="P14"><text:a xlink:type="simple" xlink:href="#__RefHeading___Toc2630_494823359" text:style-name="Internet_20_link" text:visited-style-name="Visited_20_Internet_20_Link">3.5.1 Polarspeed :<text:tab/>20</text:a></text:p>
      <text:p text:style-name="P14"><text:a xlink:type="simple" xlink:href="#__RefHeading___Toc2632_494823359" text:style-name="Internet_20_link" text:visited-style-name="Visited_20_Internet_20_Link">3.5.2 Actual VMG:<text:tab/>21</text:a></text:p>
      <text:p text:style-name="P14"><text:a xlink:type="simple" xlink:href="#__RefHeading___Toc2634_494823359" text:style-name="Internet_20_link" text:visited-style-name="Visited_20_Internet_20_Link">3.5.3 Target VMG-Angle :<text:tab/>21</text:a></text:p>
      <text:p text:style-name="P14"><text:a xlink:type="simple" xlink:href="#__RefHeading___Toc2636_494823359" text:style-name="Internet_20_link" text:visited-style-name="Visited_20_Internet_20_Link">3.5.4 Target VMG :<text:tab/>21</text:a></text:p>
      <text:p text:style-name="P14"><text:a xlink:type="simple" xlink:href="#__RefHeading___Toc2638_494823359" text:style-name="Internet_20_link" text:visited-style-name="Visited_20_Internet_20_Link">3.5.5 Actual CMG:<text:tab/>22</text:a></text:p>
      <text:p text:style-name="P14"><text:a xlink:type="simple" xlink:href="#__RefHeading___Toc2640_494823359" text:style-name="Internet_20_link" text:visited-style-name="Visited_20_Internet_20_Link">3.5.6 Target CMG Angle :<text:tab/>22</text:a></text:p>
      <text:p text:style-name="P14"><text:a xlink:type="simple" xlink:href="#__RefHeading___Toc2642_494823359" text:style-name="Internet_20_link" text:visited-style-name="Visited_20_Internet_20_Link">3.5.7 Target CMG :<text:tab/>22</text:a></text:p>
      <text:p text:style-name="P14"><text:a xlink:type="simple" xlink:href="#__RefHeading___Toc2644_494823359" text:style-name="Internet_20_link" text:visited-style-name="Visited_20_Internet_20_Link">3.5.8 Polar Performance<text:tab/>22</text:a></text:p>
      <text:p text:style-name="P14"><text:a xlink:type="simple" xlink:href="#__RefHeading___Toc2646_494823359" text:style-name="Internet_20_link" text:visited-style-name="Visited_20_Internet_20_Link">3.5.9 Bearing compass<text:tab/>23</text:a></text:p>
      <text:p text:style-name="P14"><text:a xlink:type="simple" xlink:href="#__RefHeading___Toc2648_494823359" text:style-name="Internet_20_link" text:visited-style-name="Visited_20_Internet_20_Link">3.5.10 Polar Compass<text:tab/>25</text:a></text:p>
      <text:p text:style-name="P14"><text:a xlink:type="simple" xlink:href="#__RefHeading___Toc2650_494823359" text:style-name="Internet_20_link" text:visited-style-name="Visited_20_Internet_20_Link">3.6 Temporary waypoint and Target-TWA laylines<text:tab/>28</text:a></text:p>
      <text:p text:style-name="P14"><text:a xlink:type="simple" xlink:href="#__RefHeading___Toc2652_494823359" text:style-name="Internet_20_link" text:visited-style-name="Visited_20_Internet_20_Link">3.7 NKE style NMEA Performance Records and export to the instruments<text:tab/>30</text:a></text:p>
      <text:p text:style-name="P14"><text:a xlink:type="simple" xlink:href="#__RefHeading___Toc2654_494823359" text:style-name="Internet_20_link" text:visited-style-name="Visited_20_Internet_20_Link">3.8 Settings in the INI file<text:tab/>35</text:a></text:p>
      <text:p text:style-name="P14"><text:a xlink:type="simple" xlink:href="#__RefHeading___Toc2656_494823359" text:style-name="Internet_20_link" text:visited-style-name="Visited_20_Internet_20_Link">3.9 Data export:<text:tab/>38</text:a></text:p>
      <text:p text:style-name="P14"><text:a xlink:type="simple" xlink:href="#__RefHeading___Toc3297_2757494020" text:style-name="Internet_20_link" text:visited-style-name="Visited_20_Internet_20_Link">3.10 Restrictions/known issues at the time being :<text:tab/>40</text:a></text:p>
      <text:p text:style-name="P14"><text:a xlink:type="simple" xlink:href="#__RefHeading___Toc2658_494823359" text:style-name="Internet_20_link" text:visited-style-name="Visited_20_Internet_20_Link">4. Terminology :<text:tab/>40</text:a></text:p>
      <text:p text:style-name="P14"><text:a xlink:type="simple" xlink:href="#__RefHeading___Toc2660_494823359" text:style-name="Internet_20_link" text:visited-style-name="Visited_20_Internet_20_Link">5. Appendix<text:tab/>41</text:a></text:p>
      <text:p text:style-name="P14"><text:a xlink:type="simple" xlink:href="#__RefHeading___Toc2772_494823359" text:style-name="Internet_20_link" text:visited-style-name="Visited_20_Internet_20_Link">5.1 How to align/check your magnetic compass with O<text:tab/>41</text:a></text:p>
      <text:p text:style-name="P14"><text:a xlink:type="simple" xlink:href="#__RefHeading___Toc2664_494823359" text:style-name="Internet_20_link" text:visited-style-name="Visited_20_Internet_20_Link">6. History<text:tab/>43</text:a></text:p>
      <text:p text:style-name="P6"/>
      <text:p text:style-name="P43"/>
      <text:p text:style-name="P43">1.1 What tactics_pi can do :</text:p>
      <text:list xml:id="list71489824" text:style-name="L1">
        <text:list-item>
          <text:p text:style-name="P48">Calculate true wind data : TWA, TWD, TWS from true heading (HDT), speed <text:soft-page-break/>through water (STW) and app. Wind speed (AWS), with optional correction by heel-angle. Calculation is enabled via a preference setting and disables available true wind data from the bus throughout the tactics_pi plugin. </text:p>
        </text:list-item>
      </text:list>
      <text:list xml:id="list122212525410314" text:style-name="L1">
        <text:list-item>
          <text:p text:style-name="P48">Calculate the “leeway”, the boat drift based on heel. A common formula is used for that purpose.</text:p>
        </text:list-item>
        <text:list-item>
          <text:p text:style-name="P48">Calculate the surface sea current and display it as single instruments (current speed/direction) as part of the “Bearing compass” or as overlay on the chart (semi transparent). The routines take boat heel and leeway into account. If you don't have a heel sensor, there is a simply workaround, see below. Current display on the chart can be disabled by a preference setting.</text:p>
        </text:list-item>
        <text:list-item>
          <text:p text:style-name="P48">Calculate and display the boat laylines for the current tack, and the same TWA on the other tack. Sea current is taken into account, if available ! Laylines may be toggled on/off. <text:s/>Adjustable length and max. width (triangle, with one corner at the boat) of the boat laylines. The layline width reflects the boat's yawing (COG changes over time).</text:p>
        </text:list-item>
        <text:list-item>
          <text:p text:style-name="P48">You can load a polar file and calculate/display performance data, like actual VMG (velocity made good up-/downwind), Target-VMG, Target-TWA <text:s/>(the opt. TWA up-/downwind), CMG (course made good towards a waypoint), Target-CMG (opt. CMG angle and speed), polar speed (the speed you should be able to sail at current TWA/TWS based on your polar),…</text:p>
        </text:list-item>
        <text:list-item>
          <text:p text:style-name="P48">It can display the actual polar as overlay on the chart, including markers for Target-VMG/CMG angles. Just adopt your course and place your heading pointer on one of the markers, and you sail Target-VMG/CMG based on your polar ...</text:p>
        </text:list-item>
        <text:list-item>
          <text:p text:style-name="P48">You can set a (one !) temporary tactics waypoint and display the laylines to the mark, based on a Target-TWA calculation, while taking your polar into account.</text:p>
        </text:list-item>
        <text:list-item>
          <text:p text:style-name="P48">It has a “dial instruments” called “Bearing compass”. Boat true heading (HDT) <text:s/>points “up”, it shows the boat laylines as well, the surface current, a pointer to the waypoint (either set manually as the temporary Tactics waypoint or read from a NMEA RMB sentence), needles for AWA and TWA, markers for the Target-VMG/CMG angles.</text:p>
        </text:list-item>
        <text:list-item>
          <text:p text:style-name="P48">It has a “Polar compass” instrument, graphically displaying the actual polar ring and markers for Bearing to WP, Target-VMG angles and Target-CMG angles.</text:p>
        </text:list-item>
        <text:list-item>
          <text:p text:style-name="P48">It has an “Average Wind” instrument with an adjustable averaging time, which displays graphically the average wind and its deviations to port / starboard</text:p>
        </text:list-item>
        <text:list-item>
          <text:p text:style-name="P48"><text:soft-page-break/>It can create specific NMEA performance records with the purpose to export them to the displays of your instruments. You can now e.g. calculate the polar target speed in the plugin and send it to your instrument display outside in the cockpit. Currently only available for NKE, but may be enhanced in the future.</text:p>
        </text:list-item>
        <text:list-item>
          <text:p text:style-name="P48">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48">There are various settings, which I grouped in a separate tab. To access the preferences screen, right mouse click on the tactics_pi window, then select “<text:span text:style-name="T2">Preferences ...</text:span>”<text:line-break/></text:p>
        </text:list-item>
      </text:list>
      <text:p text:style-name="P6"/>
      <text:p text:style-name="P6"/>
      <text:p text:style-name="P6"/>
      <text:p text:style-name="P6"/>
      <text:p text:style-name="P6"/>
      <text:p text:style-name="P6"/>
      <text:p text:style-name="P6"><text:tab/>You'll find all seetings in a separate tab “<text:span text:style-name="T2">Performance Parameters</text:span>” :</text:p>
      <text:p text:style-name="P6"/>
      <text:p text:style-name="P6"/>
      <text:p text:style-name="P6"/>
      <text:p text:style-name="P6"/>
      <text:p text:style-name="P6"/>
      <text:p text:style-name="P6"/>
      <text:p text:style-name="P6"/>
      <text:p text:style-name="P6">There are so-called ToolTips available for almost all of the preferences. Just hover the mouse over one of the prefs :</text:p>
      <text:p text:style-name="P6"/>
      <text:p text:style-name="P6"/>
      <text:p text:style-name="P6"/>
      <text:p text:style-name="P6"/>
      <text:p text:style-name="P43"><text:soft-page-break/>1.2 Prerequisites :</text:p>
      <text:list xml:id="list122211744299506" text:style-name="L1">
        <text:list-item>
          <text:p text:style-name="P48">You will need to activate <text:span text:style-name="T1">OpenGL</text:span>, if you want to use the chart overlay functions.</text:p>
        </text:list-item>
        <text:list-item>
          <text:p text:style-name="P48"><text:span text:style-name="T1">SOG, COG</text:span> from the GPS</text:p>
        </text:list-item>
        <text:list-item>
          <text:p text:style-name="P48">preferably <text:span text:style-name="T1">True Heading</text:span> from an electronic compass.<text:line-break/> if not available, magnetic heading will do, as long as you have magnetic variance available (either from the GPS RMC sentence or from the wmm_pi plugin)</text:p>
        </text:list-item>
        <text:list-item>
          <text:p text:style-name="P48"><text:span text:style-name="T1">Boat speed through water</text:span> from a log / “paddlewheel” sensor</text:p>
        </text:list-item>
        <text:list-item>
          <text:p text:style-name="P48"><text:span text:style-name="T1">Apparent wind angle</text:span> and <text:span text:style-name="T1">apparent wind speed</text:span></text:p>
        </text:list-item>
        <text:list-item>
          <text:p text:style-name="P48"><text:span text:style-name="T1">Heel sensor</text:span> which supplies your boat heel angle to <text:span text:style-name="T1">O</text:span> as XDR sentence<text:line-break/>If not available, there's a workaround with manual input</text:p>
        </text:list-item>
        <text:list-item>
          <text:p text:style-name="P48">You need a polar file of your boat to use all polar based performance calculations</text:p>
        </text:list-item>
        <text:list-item>
          <text:p text:style-name="P48"><text:span text:style-name="T1">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6"/>
      <text:p text:style-name="P6">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38">See also the Terminology at the very end for explanation of terms</text:p>
      <text:p text:style-name="P6"/>
      <text:p text:style-name="P33">2. Basic functions which work without a polar file</text:p>
      <text:p text:style-name="P43">2.1 Calculate true wind data</text:p>
      <text:p text:style-name="P6">The plugin can calculate true wind data (TWA, TWS, TWD) but keeps the calculated data inside the plugin (it does not broadcast it to O)!</text:p>
      <text:p text:style-name="P6">True wind calculation is done silently if you don’t have TWA, TWS, TWD available in your NMEA stream. <text:s/>Furthermore you can force the true wind calculation in the plugin by a preference setting. If the tick “<text:span text:style-name="T7">Force True Wind Calculation</text:span>” is set </text:p>
      <text:p text:style-name="P6"/>
      <text:p text:style-name="P6"/>
      <text:p text:style-name="P6"/>
      <text:p text:style-name="P6"><text:soft-page-break/>it does not matter if TWA, TWS and TWD are already available on the system or not. Calculation is done in the plugin then. <text:s/>It does calculate TWA, TWS and TWD.</text:p>
      <text:p text:style-name="P6">This is e.g. useful, if you have a heel sensor, which is not integrated in your instrument bus. You can use the corrections then to get more accurate true wind data.</text:p>
      <text:p text:style-name="P6">Input is AWA, AWS, STW, and for TWD also true heading HDT.</text:p>
      <text:p text:style-name="P6">If you don't have HDT on your system bus (but only HDG), you can use <text:span text:style-name="T1">wmm_pi</text:span>.</text:p>
      <text:p text:style-name="P6"><text:span text:style-name="T1">wmm_pi</text:span> supplies the magnetic variation and if running is taken into account to calculate HDT from HDG</text:p>
      <text:p text:style-name="P6">If you have a heel sensor in your system, and its data is available in O, you can use two corrections </text:p>
      <text:list xml:id="list122211373550013" text:style-name="L1">
        <text:list-item>
          <text:p text:style-name="P48"><text:span text:style-name="T7">Correct STW with Leeway :</text:span> <text:line-break/>the plugin can calculate your leeway (drift angle) based on on your heel sensor (see below). That means your boat is possibly moving sideways, which adds an error to the True Wind calculation. Standard instruments normally do not take this effect into account, as far as I know. NKE does this correction in its regatta processor only, but not on their normal instruments.</text:p>
        </text:list-item>
        <text:list-item>
          <text:p text:style-name="P48"><text:span text:style-name="T7">Correct AWS/AWA with Heel</text:span><text:line-break/>This option corrects your AWS and AWA data by the heel angle. <text:span text:style-name="T12">Use this option with great care !.</text:span>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p>
        </text:list-item>
        <text:list-item>
          <text:p text:style-name="P48"><text:span text:style-name="T7">Use SOG instead of STW for True Wind Calc.</text:span><text:line-break/>replaces STW (Speed through water, the “log”) with SOG (from the GPS) in the internal true wind calculation. <text:s/>The idea is simply to have a fallback for the true wind calculation in case your log fails and also to eliminate side effects on the calculation by surface current.</text:p>
        </text:list-item>
      </text:list>
      <text:p text:style-name="P6"/>
      <text:p text:style-name="P43">2.2 Calculate “Leeway”</text:p>
      <text:p text:style-name="P6">Leeway describes the drift of the boat due to the force of the wind. Leeway is the basic input for the surface current calulation described later on. Input for the leeway calculation is your heel angle. Normally you'd say : the more you heel, the more you drift . But that's only part of the truth. Other significant inputs are boat speed and the shape of your hull…</text:p>
      <text:p text:style-name="P6">A widely (NKE, B&amp;G,...) used formula calculates the leeway with 3 input values : heel, <text:soft-page-break/>boat speed (STW), and hullshape-factor.</text:p>
      <text:p text:style-name="P6">Leeway = <text:s text:c="2"/>hullshape-factor*heel/(STW*STW)</text:p>
      <text:p text:style-name="P6">To make this work, you have to estimate the hullshape-factor. </text:p>
      <text:p text:style-name="P6">The attribute in the preferences is called “<text:span text:style-name="T7">Boat's Leeway factor [0..20]:”</text:span></text:p>
      <text:p text:style-name="P6">The input range is 0...20, 10 is a good value to start with.</text:p>
      <text:p text:style-name="P6">If you don't have a heel sensor on board, you can either set a fixed value ( e.g. 0 when motoring without sails), or try to set up a very simple “heel polar”.</text:p>
      <text:p text:style-name="P6">Heel polar :</text:p>
      <text:p text:style-name="P6"/>
      <text:p text:style-name="P6"/>
      <text:p text:style-name="P6"/>
      <text:p text:style-name="P6"/>
      <text:p text:style-name="P6"/>
      <text:p text:style-name="P6"/>
      <text:p text:style-name="P6"/>
      <text:p text:style-name="P6"/>
      <text:p text:style-name="P6"/>
      <text:p text:style-name="P6">The idea is that almost every magnetic compass installed in the cockpits has a scale, where you can read the degrees of heel. </text:p>
      <text:p text:style-name="P6">Then simply compare the O instruments display, for TWA and TWS, read the values from the scale and put it into the small table above.</text:p>
      <text:p text:style-name="P7">Please be sure to read <text:span text:style-name="T1">True Wind Angle</text:span> and <text:span text:style-name="T1">True Wind Speed</text:span> and not apparent wind angle and speed !!!</text:p>
      <text:p text:style-name="P6">I tried it on my own boat, comparing the heel polar values with those of my sensor. It works astonishingly well. </text:p>
      <text:p text:style-name="P7"><text:span text:style-name="T1">Even if you use the heel-polar, you have to estimate the</text:span><text:span text:style-name="T14"> “</text:span><text:span text:style-name="T7">Boat's Leeway factor [0..20]:</text:span><text:span text:style-name="T14">”</text:span></text:p>
      <text:p text:style-name="P6">You have 3 choices for heel input, depending on where you set the radio button in the preferences. You can switch the radio buttons forth and back while sailing to compare the results, no problem</text:p>
      <text:p text:style-name="P6"/>
      <text:p text:style-name="P6"/>
      <text:p text:style-name="P6"/>
      <text:p text:style-name="P6"><text:soft-page-break/></text:p>
      <text:p text:style-name="P6"/>
      <text:p text:style-name="P6">The attribute “<text:span text:style-name="T15">fixed/max Leeway [°]:</text:span>” is dual purpose:</text:p>
      <text:list xml:id="list3061041131" text:style-name="L2">
        <text:list-item>
          <text:p text:style-name="P49">The given value is always taken into account as maximum possible Leeway value. In the screenshot below, I set it to 30°. If your heel polar or calculation with the formula above outputs values &gt;30°, the program takes 30°.</text:p>
        </text:list-item>
        <text:list-item>
          <text:p text:style-name="P49">If you set the radio button here, the routines always take 30°, no matter what your sensor calculates or your heel-polar would tell you.</text:p>
        </text:list-item>
      </text:list>
      <text:p text:style-name="P30">2.3 Calculate the surface current</text:p>
      <text:p text:style-name="P6">If you compare your HDT and COG vectors in O (the 2 forward vectors on the chart at your boat), the difference between both is a mixture between Leeway (the boat's drift) and surface current. Once we can determine Leeway, the rest is surface current.</text:p>
      <text:p text:style-name="P6">The surface current calculation is simply a triangle calculation with vectors.</text:p>
      <text:p text:style-name="P6">Always seen from the current position, the first vector is HDT (degrees) / STW (length).</text:p>
      <text:p text:style-name="P6">As your boat drifts with the wind, the second vector is “course through water” (CRS, degrees) and STW (length)</text:p>
      <text:p text:style-name="P6">“course through water” is actually HDT with applied leeway.</text:p>
      <text:p text:style-name="P6">The resulting vector between CRS/STW and COG/SOG is the surface current.</text:p>
      <text:p text:style-name="P3"/>
      <text:p text:style-name="P3"/>
      <text:p text:style-name="P3">HDT / STW</text:p>
      <text:p text:style-name="P18"><text:s text:c="2"/>Leeway</text:p>
      <text:p text:style-name="P3"/>
      <text:p text:style-name="P3">CRS / STW</text:p>
      <text:p text:style-name="P15">COG / SOG</text:p>
      <text:p text:style-name="P20">Current</text:p>
      <text:p text:style-name="P20">speed / direction</text:p>
      <text:p text:style-name="P3"/>
      <text:p text:style-name="P3"/>
      <text:p text:style-name="P3"/>
      <text:p text:style-name="P6">To calculate the current, you need as input HDT, STW, Leeway, COG and SOG and your GPS latitude / longitude.</text:p>
      <text:p text:style-name="P6">In the preferences you can set 2 options for the current :</text:p>
      <text:p text:style-name="P6">the damping factor : the lower the values are the more filtering is applied, and the reading gets more stable. On the other hand, it starts lagging a bit.</text:p>
      <text:p text:style-name="P6"><text:soft-page-break/>The <text:span text:style-name="T1">lower</text:span> the value, the more damping is applied. Actually I'm experimenting in the range of 0.001 <text:s/>to 0.025. Keep this value at the lower end, then start to increase, until it gets unstable.</text:p>
      <text:p text:style-name="P3"/>
      <text:p text:style-name="P6"/>
      <text:p text:style-name="P6"/>
      <text:p text:style-name="P6">Please note :</text:p>
      <text:p text:style-name="P6">tactics_pi currently <text:span text:style-name="T2">always</text:span> corrects STW with Leeway <text:span text:style-name="T2">for the current calculation</text:span> , independent of the preference setting <text:s/>“Correct STW with leeway”. This may change in a future release.</text:p>
      <text:p text:style-name="P6"/>
      <text:p text:style-name="P6"/>
      <text:p text:style-name="P57">2.3.1 Activation of the current display</text:p>
      <text:p text:style-name="P6">You can show a semi transparent blue current symbol underneath your boat, showing the surface current direction.</text:p>
      <text:p text:style-name="P6">To activate the current display on the chart by default, upon program start, navigate to the Preferences dialogue and set the tick “<text:span text:style-name="T7">Display Current on Chart (OpenGL)</text:span>”. The preference is only setting the default. </text:p>
      <text:p text:style-name="P6">While navigating in OpenCPN, you can turn the current overlay display on / off as you like.</text:p>
      <text:p text:style-name="P6">Just right-click on any Tactics_pi instrument and select “<text:span text:style-name="T7">Show Current</text:span>”. This toggles the display on/off.</text:p>
      <text:p text:style-name="P6"/>
      <text:p text:style-name="P43">2.4 Calculate and display the boat laylines</text:p>
      <text:p text:style-name="P6">You can show the boat laylines on the chart. They refer to COG.</text:p>
      <text:p text:style-name="P6">The colours mean </text:p>
      <text:p text:style-name="P6">red = wind from port</text:p>
      <text:p text:style-name="P6">green = wind from starboard.</text:p>
      <text:p text:style-name="P6">The width is defined by the yawing of your boat, the more you yaw, the wider they get</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The second layline (green in this example) simply shows you where you would get on the other tack / gybe when you sail the same TWA after the tack. <text:span text:style-name="T1">Leeway and current are taken into account for the calculation of the second layline.</text:span></text:p>
      <text:p text:style-name="P6">In the preferences, you can set the following options :</text:p>
      <text:p text:style-name="P6"/>
      <text:p text:style-name="P6"/>
      <text:p text:style-name="P6"/>
      <text:p text:style-name="P6"/>
      <text:p text:style-name="P6"/>
      <text:p text:style-name="P6">The <text:span text:style-name="T7">Layline width damping factor</text:span> is the rate how fast the layline width reacts on COG changes.</text:p>
      <text:p text:style-name="P6">It's done with exponential smoothing, the smaller the factor, the higher the damping rate.</text:p>
      <text:p text:style-name="P6">You can define the length of the laylines on the chart, as well as a minimum and maximum width.</text:p>
      <text:p text:style-name="P6">If you don't like the yawing effect simply set min and max both to 1 or 2 degrees.</text:p>
      <text:p text:style-name="P6">To toggle the layline display on the chart on/off, right-click on the tactics_pi main window and select “<text:span text:style-name="T7">Show laylines</text:span>”</text:p>
      <text:p text:style-name="P6"/>
      <text:p text:style-name="P6"/>
      <text:p text:style-name="P6"/>
      <text:p text:style-name="P6"/>
      <text:p text:style-name="P6"><text:soft-page-break/></text:p>
      <text:p text:style-name="P43">2.5 Show wind barbs</text:p>
      <text:p text:style-name="P6">You can also show a wind barb at the boat position, showing you direction and speed (feather length) in 5 kt steps</text:p>
      <text:p text:style-name="P6"/>
      <text:p text:style-name="P57">2.5.1 Activation of Wind barb display</text:p>
      <text:p text:style-name="P6">To activate the wind barb display on the chart by default, upon program start, navigate to the Preferences dialogue and set the tick “<text:span text:style-name="T7">Display Wind Barb on Chart (OpenGL)</text:span>”. The preference is only setting the default. </text:p>
      <text:p text:style-name="P6">While navigating in OpenCPN, you can turn the wind barb overlay display on / off as you like. Just right-click on any Tactics_pi instrument and select “<text:span text:style-name="T7">Show Windbarb</text:span>”. This toggles the display on/off.</text:p>
      <text:p text:style-name="P6"/>
      <text:p text:style-name="P6">I took the basic code for the wind barbs from the tack and laylines plugin, but had to adopt the transit from one barb to the next level. Furthermore it to show the barbs up to 47 knots correctly now (it ends at 30 kts in the original code)</text:p>
      <text:p text:style-name="P6">This is the currently implemented wind barb scale (0-2kts has no feather at all) : </text:p>
      <text:p text:style-name="P6"/>
      <text:p text:style-name="P6"/>
      <text:p text:style-name="P57"/>
      <text:p text:style-name="P40"/>
      <text:p text:style-name="P40"/>
      <text:p text:style-name="P40"/>
      <text:p text:style-name="P40"/>
      <text:p text:style-name="P43">2.6 Current Direction and Current Speed :</text:p>
      <text:p text:style-name="P6"/>
      <text:p text:style-name="P6"/>
      <text:p text:style-name="P6"/>
      <text:p text:style-name="P6"/>
      <text:p text:style-name="P6">Current direction means “current sets into ...”</text:p>
      <text:p text:style-name="P43">2.7 Heel :</text:p>
      <text:p text:style-name="P6"/>
      <text:p text:style-name="P6"><text:soft-page-break/></text:p>
      <text:p text:style-name="P6"><text:s/>In this example we heel to <text:span text:style-name="T1">starboard</text:span> !</text:p>
      <text:p text:style-name="P43">2.8 Leeway :</text:p>
      <text:p text:style-name="P6"/>
      <text:p text:style-name="P6"/>
      <text:p text:style-name="P6">Boat drifts 0.5° <text:span text:style-name="T1">to starboard</text:span> due to heel</text:p>
      <text:p text:style-name="P43">2.9 TWA to Waypoint</text:p>
      <text:p text:style-name="P36"/>
      <text:p text:style-name="P6"/>
      <text:p text:style-name="P6"/>
      <text:p text:style-name="P6">This instrument is meant to check <text:s/>the TWA on the (new) tack prior to sailing the tack/gybe manoeuvrer. </text:p>
      <text:p text:style-name="P6">Once you know the TWA angles of your sails, this is very useful e.g. to see which of your downwind sails to use on the next tack.</text:p>
      <text:p text:style-name="P6">The instrument shows 3 data values: &lt;min TWA &gt; - &lt;average TWA&gt; - &lt;max TWA&gt;</text:p>
      <text:p text:style-name="P6">&lt;min TWA &gt; and &lt;max TWA&gt; are live values without any damping. </text:p>
      <text:p text:style-name="P6">&lt;average TWA&gt; is the <text:span text:style-name="T2">average</text:span> TWA angle towards your given WP.</text:p>
      <text:p text:style-name="P6"/>
      <text:p text:style-name="P6">All 3 values are exactly the same data as used in the <text:span text:style-name="T17">Average Wind Direction</text:span> instrument, just recalculated to TWA towards a waypoint.</text:p>
      <text:p text:style-name="P6"><text:span text:style-name="T19">Please note</text:span>: you cannot refer from &lt;min TWA &gt; and &lt;max TWA&gt; to <text:s/>port / starboard side, values are simply sorted in the display to low and high.</text:p>
      <text:p text:style-name="P6">Once the wind veers from port to starboard side on full downwind courses the display can look like this </text:p>
      <text:p text:style-name="P6"/>
      <text:p text:style-name="P6"/>
      <text:p text:style-name="P6">That means : average TWA is 178° and the wind deviates to 154° to one tack and 160° to the other tack.</text:p>
      <text:p text:style-name="P6">Default average time is 6 minutes, you can change this by using the slider in the <text:span text:style-name="T17">Average Wind Direction</text:span> instrument (which also defaults to 6 minutes) !</text:p>
      <text:p text:style-name="P6"/>
      <text:p text:style-name="P6"><text:line-break/><text:soft-page-break/></text:p>
      <text:p text:style-name="P6"/>
      <text:p text:style-name="P6"/>
      <text:p text:style-name="P6"/>
      <text:p text:style-name="P6"/>
      <text:p text:style-name="P6"/>
      <text:p text:style-name="P6">To do this, just define the ‘<text:span text:style-name="T17">Average Wind Direction</text:span>’ instrument in your list of instrument, open it once (per session) and move the slider. You can close the instrument afterwards, just keep it in the list of instruments.</text:p>
      <text:p text:style-name="P6"/>
      <text:p text:style-name="P6">Either place a WP in the GPS (NMEA--&gt; RMB) or simply drop the TacticsWP on the new course line.</text:p>
      <text:p text:style-name="P6">As with the other functions, the “Tactics temp.WP” overrules the RMB coming in from a GPS.<text:line-break/><text:line-break/>It’ll give you an idea which gennaker/spi or sail <text:s/>to select on the next tack.</text:p>
      <text:p text:style-name="P34">Example :</text:p>
      <text:p text:style-name="P34">Let’s say we have 2 gennakers on board, the first one start to work at 105°TWA, has its best perfomance at 120-125° and drops out at 135° TWA.</text:p>
      <text:p text:style-name="P34">The second gennaker starts at 115°, has its best performance at 130-140° TWA and can be used all down to 160° TWA</text:p>
      <text:p text:style-name="P34">With the example values (113 – 129 – 151) from the screenshot above you cannot stay on the direct course line to the WP with the second gennaker all time as it starts at 115° (whereas we recorded 113° TWA...), <text:s/>but overall it fits with its optimum performance (130-140°) much better to the average wind direction (129° TWA) than the first gennaker…</text:p>
      <text:p text:style-name="P6"><text:line-break/></text:p>
      <text:p text:style-name="P43">2.10 “App.&amp; True Wind Angle” dial instrument with TWD display</text:p>
      <text:p text:style-name="P6"/>
      <text:p text:style-name="P6"/>
      <text:p text:style-name="P43"/>
      <text:p text:style-name="P43"/>
      <text:p text:style-name="P43"><text:soft-page-break/></text:p>
      <text:p text:style-name="P43"/>
      <text:p text:style-name="P21">I added the TWD to the dial instrument; this saves some space on the screen for an extra instrument</text:p>
      <text:p text:style-name="P21"/>
      <text:p text:style-name="P21"/>
      <text:p text:style-name="P43">2.11 Average Wind Instrument</text:p>
      <text:p text:style-name="P36"/>
      <text:p text:style-name="P6">A new graphical instrument shows the average wind and its deviations to both sides.</text:p>
      <text:p text:style-name="P6">The curve is centered on the average wind, green means the wind is on starboard of the actual average wind, red means it blows more from port.</text:p>
      <text:p text:style-name="P6">You can adjust the averaging time in steps of 1 [min] between 6 and 30 mins.</text:p>
      <text:p text:style-name="P6">The <text:span text:style-name="T21">red</text:span> number in the center is the average wind direction, <text:span text:style-name="T22">left</text:span> and <text:span text:style-name="T23">right</text:span> is the min and max (unfiltered) wind angles to either side.</text:p>
      <text:p text:style-name="P6">The very thin lines are the unfiltered wind direction input from the instruments.</text:p>
      <text:p text:style-name="P6">To adjust the time average, just pull the slider left / right.</text:p>
      <text:p text:style-name="P6">The vertical scale is [minutes], short dashes every minute, full horizontal line every 5 minutes.</text:p>
      <text:p text:style-name="P6">The instrument has its own timer, so it’s independent of the connection speed.</text:p>
      <text:p text:style-name="P6">The idea is:</text:p>
      <text:p text:style-name="P6">if you sail in puffy, changing winds, that you see graphically when the wind changes to the other side. In theory, you should tack, as soon as the wind veers away and crosses the average wind direction …</text:p>
      <text:p text:style-name="P6">As you can see in the examples above there are definitely cycles, where the wind changes direction. </text:p>
      <text:p text:style-name="P6">Please note : </text:p>
      <text:p text:style-name="P6">Moving the average time slider has a drawback on the <text:span text:style-name="T17">TWA to Waypoint</text:span> instrument</text:p>
      <text:p text:style-name="P33">3. Performance functions which need a polar file</text:p>
      <text:p text:style-name="P3"/>
      <text:p text:style-name="P43">3.1 Load a polar file </text:p>
      <text:p text:style-name="P6">You can load a polar file from the preferences screen</text:p>
      <text:p text:style-name="P6"/>
      <text:p text:style-name="P6"/>
      <text:p text:style-name="P6"><text:soft-page-break/></text:p>
      <text:p text:style-name="P6"/>
      <text:p text:style-name="P6">Click on the load button and select a polar file.</text:p>
      <text:p text:style-name="P6">The format is the same that polar_pi uses (or better: used last summer). I took the basic code from there, to keep the plugins consistent. This is also the reason why I did not spend time in displaying the polar again. You can use polar_pi instead.</text:p>
      <text:p text:style-name="P6">When loading the polar, it is written to a 2 dimensional static array with 181 lines for each TWA degree (0...180°) and 61 rows (0...60) for each knot of windspeed. It's a simple lookup table for the latter use, with the purpose to reduce the processor load and increase access speed in normal use.</text:p>
      <text:p text:style-name="P6">Loading Procedure :</text:p>
      <text:p text:style-name="P6">1. The TWA = 0 row and the TWS = 0 column is filled with zeros</text:p>
      <text:p text:style-name="P6">2. The rest of the array is filled with NAN values. </text:p>
      <text:p text:style-name="P6">3. The values from the polar file are placed at their corresponding spots in the array</text:p>
      <text:p text:style-name="P6">4. The missing data in between given values (= not NAN) is then filled with average<text:line-break/> <text:s text:c="4"/>values.</text:p>
      <text:p text:style-name="P38">Please note :</text:p>
      <text:list xml:id="list122212539864453" text:style-name="L1">
        <text:list-item>
          <text:p text:style-name="P52">only polars with TWA / TWS / STW, and TWS/STW in knots make sense </text:p>
        </text:list-item>
        <text:list-item>
          <text:p text:style-name="P52">I do not extrapolate polars beyond their outside limits.</text:p>
        </text:list-item>
      </text:list>
      <text:p text:style-name="P6">If you run in a 30kt wind, and your polar ends at 25 kts, then the performance instruments will give you a “no polar data” text. I suggest that you turn polar_pi / vdr_pi on at that point and record your data :-)</text:p>
      <text:p text:style-name="P6">The only exception of the extrapolation is the range between the 0 kts windspeed and the first given value.</text:p>
      <text:p text:style-name="P6">I do simple averaging here.</text:p>
      <text:p text:style-name="P6">In other words : if <text:span text:style-name="T24">yellow</text:span> is the whole polar from TWS 0-60 kts and TWA 0-180°prefilled with NAN, and <text:span text:style-name="T12">red</text:span> is your polar data, you will get the <text:span text:style-name="T25">green</text:span> square filled with data.</text:p>
      <text:p text:style-name="P6"/>
      <text:p text:style-name="P6"><text:s text:c="26"/>TWS</text:p>
      <text:p text:style-name="P13">0 <text:s text:c="59"/>60kts</text:p>
      <text:p text:style-name="P6"/>
      <text:p text:style-name="P13"><text:s text:c="17"/>TWA</text:p>
      <text:p text:style-name="P13">180 <text:s text:c="28"/>0</text:p>
      <text:p text:style-name="P6"/>
      <text:p text:style-name="P13"/>
      <text:p text:style-name="P6"><text:soft-page-break/></text:p>
      <text:p text:style-name="P6"/>
      <text:p text:style-name="P6"/>
      <text:p text:style-name="P6"/>
      <text:p text:style-name="P36">See the ini file chapter, how you can read out the array as a text file (see key PolarLookupTableOutputFile=...).</text:p>
      <text:p text:style-name="P6">Here is an example of a polar file starting at 50° TWA </text:p>
      <text:p text:style-name="P6"/>
      <text:p text:style-name="P6">And this is the corresponding lookup table dumped to a file using the ini key PolarLookupTableOutputFile</text:p>
      <text:p text:style-name="P6"/>
      <text:p text:style-name="P6">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degree, due to upwash issues, position and accuracy of the wind vane, compass accuracy, etc. </text:p>
      <text:p text:style-name="P43">3.2 Display polar on chart</text:p>
      <text:p text:style-name="P6">You can display the polar as overlay on the chart.. The size of the different polar “rings” is normalized, they all have the same size. Nevertheless, the plugin always shows the current / correct polar ring. The polar orientation is related to the true wind direction, and it shows <text:span text:style-name="T15">blue</text:span> markers for the Target-VMG angles up- and downwind, and <text:span text:style-name="T11">red</text:span> markers for the Target-CMG angles (if you have an active NMEA-RMB-sentence or a Tactics_pi waypoint set).</text:p>
      <text:p text:style-name="P6">There’s also a small <text:span text:style-name="T15">blue</text:span> HDT line diplayed. I decided to add an additional marker for Hdt, because I found it easier than always remembering which of the 2 red default markers is Heading and which one is Course over ground ...</text:p>
      <text:p text:style-name="P6">To sail Target-VMG / Target-CMG angle, simply steer the <text:span text:style-name="T15">blue</text:span> HDT pointer on one of the Target-VMG / - CMG markers. </text:p>
      <text:p text:style-name="P6">As you can see here, there may be 2 <text:span text:style-name="T26">red</text:span> CMG markers, the <text:span text:style-name="T1">preferred one has the bigger</text:span> <text:span text:style-name="T1">size</text:span> ! </text:p>
      <text:p text:style-name="P6"/>
      <text:p text:style-name="P6"/>
      <text:p text:style-name="P43">3.3 Activation of the polar display on the chart</text:p>
      <text:p text:style-name="P6"><text:s/>To activate the polar display on the chart by default, upon program start, navigate to the Preferences dialogue and set the tick “<text:span text:style-name="T7">Show polar on chart (OpenGL)</text:span>”. The <text:soft-page-break/>preference is only setting the default. </text:p>
      <text:p text:style-name="P6">While navigating in OpenCPN, you can turn the polar overlay display on / off as you like.</text:p>
      <text:p text:style-name="P6">Just right-click on any Tactics_pi instrument and select “<text:span text:style-name="T7">Show Polar</text:span>”. This toggles the display on/off.</text:p>
      <text:p text:style-name="P6"/>
      <text:p text:style-name="P6"/>
      <text:p text:style-name="P6"/>
      <text:p text:style-name="P43">3.4 Performance data </text:p>
      <text:p text:style-name="P6">various performance data is available as text instruments. <text:s/>See the following chart for reference on the different terms in relation to a polar curve</text:p>
      <text:p text:style-name="P6"/>
      <text:p text:style-name="P13"/>
      <text:p text:style-name="P13"/>
      <text:p text:style-name="P13"/>
      <text:p text:style-name="P19">VMG</text:p>
      <text:p text:style-name="P23">True Wind</text:p>
      <text:p text:style-name="P13"/>
      <text:p text:style-name="P44">Polar Speed</text:p>
      <text:p text:style-name="P45">Act. Boat Speed</text:p>
      <text:p text:style-name="P13"/>
      <text:p text:style-name="P13"/>
      <text:p text:style-name="P13"/>
      <text:p text:style-name="P26">Target Speed</text:p>
      <text:p text:style-name="P13"/>
      <text:p text:style-name="P27">Target Speed</text:p>
      <text:p text:style-name="P13"/>
      <text:p text:style-name="P13"/>
      <text:p text:style-name="P28">Target VMG angle</text:p>
      <text:p text:style-name="P28">= Target TWA</text:p>
      <text:p text:style-name="P13"/>
      <text:p text:style-name="P13"/>
      <text:p text:style-name="P22">Waypoint</text:p>
      <text:p text:style-name="P13"/>
      <text:p text:style-name="P13"/>
      <text:p text:style-name="P29">CMG</text:p>
      <text:p text:style-name="P13"/>
      <text:p text:style-name="P13"/>
      <text:p text:style-name="P13"/>
      <text:p text:style-name="P6"/>
      <text:p text:style-name="P6">For some of the instruments I split the display in a % value for your current speed in relation of the polar data value as 100%.</text:p>
      <text:p text:style-name="P6"/>
      <text:p text:style-name="P6"/>
      <text:p text:style-name="P6">In this example, we're currently doing (only) 51%, of what the polar has stored as optimum value. According to the polar we should be able to do 11.95 knots. </text:p>
      <text:p text:style-name="P6"><text:soft-page-break/>The reason to do so was simply that the data belongs together anyway and so to save space on the screen</text:p>
      <text:p text:style-name="P6"/>
      <text:p text:style-name="P43">3.5 Instruments which need a polar</text:p>
      <text:p text:style-name="P57">3.5.1 Polarspeed :</text:p>
      <text:p text:style-name="P6"/>
      <text:p text:style-name="P6"/>
      <text:p text:style-name="P6"/>
      <text:p text:style-name="P6">This is simply the reference of what speed we should be able to sail based on our current TWA / TWS values. The % value is the reference to STW.</text:p>
      <text:p text:style-name="P6">This is <text:span text:style-name="T27">actual boat speed</text:span> versus <text:span text:style-name="T1">polar speed</text:span> in the drawing above.</text:p>
      <text:p text:style-name="P6">Values below 100% mean, where slower than the polar says, above 100% mean where faster than the polar (we should run vdr_pi now to record the data) :-)</text:p>
      <text:p text:style-name="P6">Useful in crosswind / reaching conditions without a waypoint</text:p>
      <text:p text:style-name="P24">It shows the optimum speed for the given wind conditions. </text:p>
      <text:p text:style-name="P6"><text:s/></text:p>
      <text:p text:style-name="P57">3.5.2 Actual VMG:</text:p>
      <text:p text:style-name="P6"/>
      <text:p text:style-name="P6"/>
      <text:p text:style-name="P6"/>
      <text:p text:style-name="P6">Is the “Velocity made good” refering to the wind direction. The means we're moving with 6,27 kts into wind direction. Also works when we sail downwind (then it's off the wind)</text:p>
      <text:p text:style-name="P25">VMG = STW * cosine (True Wind Angle) </text:p>
      <text:p text:style-name="P6"/>
      <text:p text:style-name="P57">3.5.3 Target VMG-Angle :</text:p>
      <text:p text:style-name="P6"/>
      <text:p text:style-name="P6"/>
      <text:p text:style-name="P6"/>
      <text:p text:style-name="P6">Also known as <text:span text:style-name="T24">Target TWA</text:span><text:span text:style-name="T28">;</text:span> this is the optimum TWA (True Wind Angle) when sailing upwind or downwind for a given wind speed, based on your polar data. <text:span text:style-name="T1">Very useful when sailing up-/downwind</text:span> without a waypoint.</text:p>
      <text:p text:style-name="P6">The program simply searches the polar with a given TWS for the optimum TWA up-/downwind. It's defined as the tangens on the polar.</text:p>
      <text:p text:style-name="P6"><text:soft-page-break/></text:p>
      <text:p text:style-name="P57">3.5.4 Target VMG :</text:p>
      <text:p text:style-name="P6"/>
      <text:p text:style-name="P6"/>
      <text:p text:style-name="P6">Also known as “target boat speed” (<text:span text:style-name="T24">target speed</text:span> in the diagram above)</text:p>
      <text:p text:style-name="P6">This is the reference to the Target VMG-Angle. In our example it means :</text:p>
      <text:p text:style-name="P6">If we would sail with 164° TWA (from ex. above), then we could make 11.95 knots according polar), but currently we're doing only 51% of that.</text:p>
      <text:p text:style-name="P6"/>
      <text:p text:style-name="P57">3.5.5 Actual CMG:</text:p>
      <text:p text:style-name="P6"/>
      <text:p text:style-name="P6"/>
      <text:p text:style-name="P6">Actual <text:span text:style-name="T1">C</text:span>ourse <text:span text:style-name="T1">M</text:span>ade <text:span text:style-name="T1">G</text:span>ood = aka VMC; the component of your boat speed towards a waypoint. We're moving with 8.36 knots towards a waypoint</text:p>
      <text:p text:style-name="P6"/>
      <text:p text:style-name="P25">CMG = STW * cosine (Heading - Marks bearing) </text:p>
      <text:p text:style-name="P25"/>
      <text:p text:style-name="P25">Quite valuable on reaching courses towards a waypoint.</text:p>
      <text:p text:style-name="P6"/>
      <text:p text:style-name="P57">3.5.6 Target CMG Angle :</text:p>
      <text:p text:style-name="P6"/>
      <text:p text:style-name="P6"/>
      <text:p text:style-name="P6">Optimum angle to sail fastest to a waypoint, based on your polar data (Like VMG, but not up-/downwind but towards a waypoint). <text:s/></text:p>
      <text:p text:style-name="P38"/>
      <text:p text:style-name="P57">3.5.7 Target CMG :</text:p>
      <text:p text:style-name="P6"/>
      <text:p text:style-name="P6"/>
      <text:p text:style-name="P6">Same as <text:span text:style-name="T2">Target VMG</text:span>, but towards a waypoint. Means : “If we would sail 130° (Target CMG Angle, from ex. Above), we would move towards the waypoint with 11.98 knots, but currently we're only doing 64% of that. </text:p>
      <text:p text:style-name="P38">Comment : Calculation is verified, but it doesn't tell you (yet) if you're on the correct tack</text:p>
      <text:p text:style-name="P57"><text:soft-page-break/>3.5.8 Polar Performance</text:p>
      <text:p text:style-name="P8"><text:s text:c="2"/>– sail trimming aid --</text:p>
      <text:p text:style-name="P7"/>
      <text:p text:style-name="P8">A new graphical instrument like Wind-History or Baro-History.</text:p>
      <text:p text:style-name="P8">It simply plots the <text:span text:style-name="T25">STW</text:span> (speed through water) as percentage of the <text:span text:style-name="T1">polar speed </text:span>data<text:span text:style-name="T1"> </text:span>(=100%) for the actual true wind speed TWS and true wind angle TWA. It is this comparison in the polar chart above, plotted as %</text:p>
      <text:p text:style-name="P8"/>
      <text:p text:style-name="P8"/>
      <text:p text:style-name="P8">The idea is a simple sail trimming aid, as the percentage value is quite stable in comparison to the real speed values. And TWA / TWS is constantly adjusted while reading the polar data.</text:p>
      <text:p text:style-name="P8"><text:span text:style-name="T5">Message</text:span> : as long as the filtered curve points upwards your trim adjustments were right, if it points down, you're sailing worse than before ...</text:p>
      <text:p text:style-name="P38"/>
      <text:p text:style-name="P57">3.5.9 Bearing compass</text:p>
      <text:p text:style-name="P57"/>
      <text:p text:style-name="P3"/>
      <text:p text:style-name="P3"/>
      <text:p text:style-name="P3"/>
      <text:p text:style-name="P6"/>
      <text:p text:style-name="P3"/>
      <text:p text:style-name="P3"/>
      <text:p text:style-name="P3"/>
      <text:p text:style-name="P6">Nice dial instrument, inspired by NKEs tactics page, which I called <text:span text:style-name="T2">Bearing Compass</text:span>.</text:p>
      <text:p text:style-name="P6"><text:span text:style-name="T1">UP- direction</text:span> is HDT, in this example (356°T)</text:p>
      <text:p text:style-name="P6"/>
      <text:p text:style-name="P6"/>
      <text:p text:style-name="P36">Surface Current:</text:p>
      <text:p text:style-name="P6">We see the blue surface current arrow based on boat heading (HDT) and the current speed “Curr: 0.68 kn”</text:p>
      <text:p text:style-name="P6"/>
      <text:p text:style-name="P6"/>
      <text:p text:style-name="P36"><text:soft-page-break/></text:p>
      <text:p text:style-name="P36">Needles for TWA and AWA : </text:p>
      <text:p text:style-name="P6">Furthermore we have the <text:span text:style-name="T15">blue, thin arrow</text:span>, which is TWA on boat axis. It also shows the TWD on the degree scale (315°) <text:s/>and the AWA arrow in <text:span text:style-name="T29">orange/yellow </text:span><text:span text:style-name="T13">(standard dashboard colour)</text:span></text:p>
      <text:p text:style-name="P6"/>
      <text:p text:style-name="P6"/>
      <text:p text:style-name="P6"/>
      <text:p text:style-name="P36"/>
      <text:p text:style-name="P36">Laylines : </text:p>
      <text:p text:style-name="P6">You see the red/green laylines, which are based on COG. As with the laylines on the chart,</text:p>
      <text:p text:style-name="P6">the second layline shows you where you end up sailing <text:span text:style-name="T1">the same TWA on the other tack.</text:span></text:p>
      <text:p text:style-name="P6">Leeway and current are taken into account. </text:p>
      <text:p text:style-name="P6">Use the second layline together with the waypoint marker described below.</text:p>
      <text:p text:style-name="P7"><text:span text:style-name="T1">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7">This can be tricky when you’re close to a buoy and don’t have much space/time to speed up your boat again. </text:p>
      <text:p text:style-name="P36"/>
      <text:p text:style-name="P36">Target VMG Angle indicator :</text:p>
      <text:p text:style-name="P6">The blue triangle outside the degree scale is the Target-VMG Angle (Target TWA)</text:p>
      <text:p text:style-name="P6"/>
      <text:p text:style-name="P6"/>
      <text:p text:style-name="P6"/>
      <text:p text:style-name="P6">Simply adopt your course to place your blue TWA-arrow on the Target-VMG pointer, and you sail optimum (polar based) speed up-/or downwind.</text:p>
      <text:p text:style-name="P6"/>
      <text:p text:style-name="P36"><text:soft-page-break/>Waypoint marker : </text:p>
      <text:p text:style-name="P6">If a waypoint is active, either by a NMEA-RMB sentence from your GPS or the temporary tactics WP which you can place on the chart, you will see the WP as a <text:span text:style-name="T11">red dot</text:span>.</text:p>
      <text:p text:style-name="P36">The manually placed tactics WP overrules a parallel available RMB sentence</text:p>
      <text:p text:style-name="P6"/>
      <text:p text:style-name="P6"/>
      <text:p text:style-name="P6"/>
      <text:p text:style-name="P6"/>
      <text:p text:style-name="P6"/>
      <text:p text:style-name="P6">Change your course and place it under the layline ( the red one in this example) and you will directly bump into it.</text:p>
      <text:p text:style-name="P6">Or use the second layline to determine when it is time to tack towards the waypoint and when you will make it around the WP (the red dot should be outside the second layline <text:s/>then) </text:p>
      <text:p text:style-name="P6"/>
      <text:p text:style-name="P36">Additional data :</text:p>
      <text:p text:style-name="P6">The top 2 <text:s/>corners show the bearing to the WP and the name of the WP (See screenshot above).</text:p>
      <text:p text:style-name="P6">The lower 2 corners give you </text:p>
      <text:p text:style-name="P6"/>
      <text:p text:style-name="P6"/>
      <text:p text:style-name="P6">DTW = the distance to the WP and predicted speed over ground on the other tack, <text:span text:style-name="T1">assuming that you sail the same TWA</text:span> on the other tack. This simply drops out of the surface current calculation …</text:p>
      <text:p text:style-name="P58">3.5.10 Polar Compass</text:p>
      <text:p text:style-name="P6">I derived this instrument from Bearing Compass. Once you loaded a polar, it shows you the actual polar ring. The size of the ring is normalized (always the same size). </text:p>
      <text:p text:style-name="P6">The polar is rotated with the TWD, which is shown as thin blue line here. In this example True Wind Direction is ~226°, the wind is blowing from port aft. Please note the vertical True Heading line, highlighted in <text:span text:style-name="T30">green</text:span> here :</text:p>
      <text:p text:style-name="P6"/>
      <text:p text:style-name="P6">The 4 <text:span text:style-name="T15">blue</text:span> markers (triangles) are showing the Target-VMG-Angles up- and downwind. They are based on the actual polar ring and are moving with the with the polar.</text:p>
      <text:p text:style-name="P6"><text:soft-page-break/>The <text:span text:style-name="T20">red</text:span> maker(s) (triangles) are the Target-CMG Angles towards a Waypoint. They are only shown if you have an active Waypoint set (via NMEA-RMB or the ‘temp. TacticsWP’).</text:p>
      <text:p text:style-name="P6">The <text:span text:style-name="T20">red</text:span> dot inside the compass shows the bearing to the waypoint.</text:p>
      <text:p text:style-name="P6">In contrary to <text:span text:style-name="T1">Bearing Compass</text:span>, the VMG/CMG markers are shown in conjunction with the polar and are rotating with the polar/true wind angle.</text:p>
      <text:p text:style-name="P9">To sail optimum VMG- or CMG-Angle, change your course in a way that <text:span text:style-name="T1">the boats heading line</text:span> (<text:span text:style-name="T30">green</text:span> markup above) <text:s/><text:span text:style-name="T1">points on one of the markers</text:span>.</text:p>
      <text:p text:style-name="P6">Top left and right data fields show</text:p>
      <text:list xml:id="list122211898880503" text:style-name="L1">
        <text:list-item>
          <text:p text:style-name="P48">DTW = Distance to Waypoint</text:p>
        </text:list-item>
        <text:list-item>
          <text:p text:style-name="P48">Waypoint name (here : TacticsWP)</text:p>
        </text:list-item>
        <text:list-item>
          <text:p text:style-name="P48">The centered data is STW = Speed Through Water</text:p>
        </text:list-item>
      </text:list>
      <text:p text:style-name="P6">The 2 bottom fields are </text:p>
      <text:list xml:id="list122211499016093" text:style-name="L1">
        <text:list-item>
          <text:p text:style-name="P48">T-PS : Target-PolarSpeed on the left</text:p>
        </text:list-item>
        <text:list-item>
          <text:p text:style-name="P48">PolarSpeed-% = the percentage of you actual STW compared to the Target-PolarSpeed.</text:p>
        </text:list-item>
      </text:list>
      <text:p text:style-name="P6"/>
      <text:p text:style-name="P6"/>
      <text:p text:style-name="P6"/>
      <text:p text:style-name="P6">Furthermore you see the laylines which are based on CoG.</text:p>
      <text:p text:style-name="P6">In this example, there is a angle btw. the HDT line and the layline, so we have a significant drift !</text:p>
      <text:p text:style-name="P6">There may be 2 red CMG pointers, based on Bearing and True Wind direction. Generally one of them is preferred, because you approach the WP faster. The preferred one has a bigger size !!!</text:p>
      <text:p text:style-name="P6"/>
      <text:p text:style-name="P6"/>
      <text:p text:style-name="P6"/>
      <text:p text:style-name="P6"/>
      <text:p text:style-name="P6"/>
      <text:p text:style-name="P6"/>
      <text:p text:style-name="P6"/>
      <text:p text:style-name="P6"/>
      <text:p text:style-name="P6"><text:soft-page-break/><text:span text:style-name="T3">For those who are interested in the theory of CMG calculation</text:span>, see the following example with the markups below:</text:p>
      <text:p text:style-name="P6">We have <text:span text:style-name="T15">TWD</text:span>, shown with the <text:span text:style-name="T15">blue</text:span> <text:span text:style-name="T15">arrow</text:span>. The polar is rotated with TWD.</text:p>
      <text:p text:style-name="P6">Next we have the bearing to our WP, see the <text:span text:style-name="T31">solid purple</text:span> line “Bearing”.</text:p>
      <text:p text:style-name="P6">From this solid purple bearing line, we have to find the tangens on the polar curve to both sides. The tangens is -- in relation to the purple bearing line – the highest point of the polar curve. Graphically one draws perpendicular lines from the purple bearing line to either side until it just touches the polar curve. The length on the purple bearing line, measured from the 0-point of the polar, to the perpendicular intersections (marked <text:span text:style-name="T11">CMG</text:span>) corresponds to the Target CMG speed.</text:p>
      <text:p text:style-name="P6"/>
      <text:p text:style-name="P6"/>
      <text:p text:style-name="P30">3.6 Temporary waypoint and Target-TWA laylines</text:p>
      <text:p text:style-name="P6">You can right-click on any place in the chart and drop a temporary waypoint (exactly one).</text:p>
      <text:p text:style-name="P6"/>
      <text:p text:style-name="P3"/>
      <text:p text:style-name="P3"/>
      <text:p text:style-name="P3"/>
      <text:p text:style-name="P6">As soon as you activate the layline display, the plugin will do a Target-TWA calculation to that WP, based on the current TWD and your boat polar. Surface current is taken into account.</text:p>
      <text:p text:style-name="P6"/>
      <text:p text:style-name="P6"/>
      <text:p text:style-name="P3"/>
      <text:p text:style-name="P3"/>
      <text:p text:style-name="P3"/>
      <text:p text:style-name="P3"/>
      <text:p text:style-name="P3"/>
      <text:p text:style-name="P3"/>
      <text:p text:style-name="P3"/>
      <text:p text:style-name="P6"/>
      <text:p text:style-name="P6">You can delete that waypoint as any other WP. Select it with right click and choose “<text:span text:style-name="T7">Delete</text:span>”. </text:p>
      <text:p text:style-name="P6"><text:soft-page-break/>You can drag the waypoint on the chart, it behaves like a normal waypoint. Depending on your settings in <text:span text:style-name="T4">O </text:span>you may have to open the WP properties to drag. </text:p>
      <text:p text:style-name="P6">Currently it takes the Target-VMG (Target-TWA) angle up-/downwind and applies it to our boat as well as to the mark (Tactics temp. WP). <text:s/></text:p>
      <text:p text:style-name="P6">If there is a line intersection, it chops off the lines at the intersection, et voilà ….</text:p>
      <text:p text:style-name="P6">Colours green and red are again the wind directions green = wind from starboard, red = wind from port</text:p>
      <text:p text:style-name="P6"><text:span text:style-name="T1">Additionally</text:span> I do a polar based calculation to see if the direct course would be faster compared to the Target-VMG calculation. </text:p>
      <text:p text:style-name="P6">In that case you'll get a red or green line directly to the waypoint. Colour depends on the side the wind is blowing from. Wind from port → <text:span text:style-name="T32">red</text:span>, wind from starboard → <text:span text:style-name="T33">green</text:span></text:p>
      <text:p text:style-name="P6"/>
      <text:p text:style-name="P6"/>
      <text:p text:style-name="P6"/>
      <text:p text:style-name="P6"/>
      <text:p text:style-name="P6"/>
      <text:p text:style-name="P6"/>
      <text:p text:style-name="P6">As you can see here I'm placing a wind barb also on the tactics waypoint.</text:p>
      <text:p text:style-name="P39">Please note : </text:p>
      <text:p text:style-name="P7">In contrast to weather routing, I'm explicitly not using grib files here for current/wind info. The “Temp. Tactics Waypoint” is meant for a quick, near run around a buoy, cape of an island, etc. using the live wind data we currently experience and the momentary surface current. Just drop a mark on the chart and off you go. Delete it, drop it somewhere else, and boom, off you go again. Maximum one tack/gybe not more.</text:p>
      <text:p text:style-name="P58"/>
      <text:p text:style-name="P6"/>
      <text:p text:style-name="P43">3.7 NKE style NMEA Performance Records and export to the instruments</text:p>
      <text:p text:style-name="P6">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6">Due to the lack of information on other manufacturers capabilities, I implemented this for the NKE system right now.</text:p>
      <text:p text:style-name="P6"/>
      <text:p text:style-name="P6"><text:soft-page-break/>Be aware that OpenCPN can only import/export NMEA183 right now, but not NMEA2000 or SeaTalk. </text:p>
      <text:p text:style-name="P6"/>
      <text:p text:style-name="P6"/>
      <text:p text:style-name="P6">The following 5 records are implemented :</text:p>
      <text:p text:style-name="P36">Speed and performance target </text:p>
      <text:p text:style-name="P10">$PNKEP,01,x.x,N,x.x,K*hh&lt;CR&gt;&lt;LF&gt;</text:p>
      <text:p text:style-name="P6"><text:s text:c="21"/>| <text:s text:c="8"/>\ target speed in km/h</text:p>
      <text:p text:style-name="P6"><text:s text:c="21"/>\ target speed in knots</text:p>
      <text:p text:style-name="P36">Course on next tack </text:p>
      <text:p text:style-name="P10">$PNKEP,02,x.x*hh&lt;CR&gt;&lt;LF&gt;</text:p>
      <text:p text:style-name="P6"><text:s text:c="22"/>\ Course (COG) on other tack from 0 to 359°</text:p>
      <text:p text:style-name="P36">Opt. VMG angle and performance up and downwind <text:s/></text:p>
      <text:p text:style-name="P10">$PNKEP,03,x.x,x.x,x.x*hh&lt;CR&gt;&lt;LF&gt;</text:p>
      <text:p text:style-name="P6"><text:s text:c="22"/>| <text:s text:c="4"/>| <text:s text:c="3"/>\ performance downwind from 0 to 99%</text:p>
      <text:p text:style-name="P6"><text:s text:c="22"/>| <text:s text:c="4"/>\ performance upwind from 0 to 99%</text:p>
      <text:p text:style-name="P6"><text:s text:c="22"/>\ opt. VMG angle <text:s/>0 à 359°</text:p>
      <text:p text:style-name="P6"><text:span text:style-name="T1">Angles to optimise <text:s/>CMG and VMG and corresponding gain</text:span><text:span text:style-name="T12"> (available but to be verified)</text:span></text:p>
      <text:p text:style-name="P10">$PNKEP,04,x.x,x.x,x.x,x.x*hh&lt;CR&gt;&lt;LF&gt;</text:p>
      <text:p text:style-name="P6"><text:s text:c="22"/>| <text:s text:c="4"/>| <text:s text:c="3"/>| <text:s text:c="4"/>\ Gain VMG from 0 to 999%</text:p>
      <text:p text:style-name="P6"><text:s text:c="22"/>| <text:s text:c="4"/>| <text:s text:c="3"/>\ Angle to optimise VMG from 0 to 359°</text:p>
      <text:p text:style-name="P6"><text:s text:c="22"/>| <text:s text:c="4"/>\ Gain CMG from 0 to 999%</text:p>
      <text:p text:style-name="P6"><text:s text:c="22"/>\ Angle to optimise <text:s/>CMG from 0 to 359°</text:p>
      <text:p text:style-name="P36">Direction and speed of sea current</text:p>
      <text:p text:style-name="P10">$PNKEP,05,x.x,x.x,N,x.x,K*hh&lt;CR&gt;&lt;LF&gt;</text:p>
      <text:p text:style-name="P6"><text:s text:c="22"/>| <text:s text:c="4"/>| <text:s text:c="7"/>\ current speed in km/h</text:p>
      <text:p text:style-name="P6"><text:s text:c="22"/>| <text:s text:c="4"/>\ current speed in knots</text:p>
      <text:p text:style-name="P6"><text:s text:c="23"/>\ current direction from 0 à 359°</text:p>
      <text:p text:style-name="P6">There is a new tab now in the Preferences where you can define up to 5 performance NMEA183 records to be created. </text:p>
      <text:p text:style-name="P6"><text:soft-page-break/></text:p>
      <text:p text:style-name="P6"/>
      <text:p text:style-name="P6"/>
      <text:p text:style-name="P6"/>
      <text:p text:style-name="P6"/>
      <text:p text:style-name="P6"/>
      <text:p text:style-name="P6"/>
      <text:p text:style-name="P6">These 5 NMEA183-records all begin with <text:s/>$PNKEP and are created on the fly using the data calculated in the plugin and are sent to OpenCPNs NMEA stream. <text:span text:style-name="T11">To send the records to your instruments, you have to define an outgoing connection in you Interface connections</text:span>, e.g. like this :</text:p>
      <text:list xml:id="list122212313359180" text:style-name="L1">
        <text:list-item>
          <text:p text:style-name="P48">Set an output filter as shown above, filtering for <text:span text:style-name="T1">PNKEP</text:span>.<text:line-break/>After set up, you should see records beginning whith $PNKEP, in your NMEA debug window.</text:p>
        </text:list-item>
      </text:list>
      <text:p text:style-name="P7">NKE exports the $PNKEP sentences as soon as they’re available on the topline bus. Normally they’re calculated in their regatta processor and then exported to the PC.</text:p>
      <text:list xml:id="list122212378606128" text:style-name="L1">
        <text:list-item>
          <text:p text:style-name="P53"><text:span text:style-name="T11">Therefore </text:span><text:span text:style-name="T12">ignore</text:span><text:span text:style-name="T11"> all incoming $PNKEP sentences !<text:line-break/></text:span>Click on <text:span text:style-name="T2">Input filtering</text:span> (see screenshot above), select <text:span text:style-name="T2">Ignore sencences</text:span> and add PNKEP.</text:p>
        </text:list-item>
        <text:list-item>
          <text:p text:style-name="P51">Don’t forget to re-init your NMEA data stream <text:span text:style-name="T4">in your instruments</text:span>, to make sure the new records are accepted.</text:p>
        </text:list-item>
      </text:list>
      <text:p text:style-name="P58"/>
      <text:p text:style-name="P43">3.8 Settings in the INI file</text:p>
      <text:p text:style-name="P6">I added a complete tab “Performance parameters” with all the settings.</text:p>
      <text:p text:style-name="P8">The prefs tab now shows the currently installed version including the patch</text:p>
      <text:p text:style-name="P8"/>
      <text:p text:style-name="P6"><text:s/></text:p>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he <text:span text:style-name="T4">Apply</text:span> <text:s/>button sets the global variables which are used for the preferences directly, without closing the pref’s window.</text:p>
      <text:p text:style-name="P6">All parameters are written to the opencpn.ini file using the <text:s/>standard “dashboard” functionality, i.e. when closing tactics_pi itself. I’ll add a “Save” button here, which directly writes to the ini file.</text:p>
      <text:p text:style-name="P6">You'll find all keys under section [PlugIns/Tactics] and subsequent sections starting with [PlugIns/Tactics/...]</text:p>
      <text:p text:style-name="P6">The basic setup is inherited from dashboard_pi, I did not change any of the “original dashboard” keys, but added some </text:p>
      <text:p text:style-name="P6">New with Version 1.0.3 are CMGSynonym &amp; VMGSynonym.</text:p>
      <text:p text:style-name="P6">With both parameters you can set sysnonyms for the terms CMG and VMG throughout the plugin. Ex. If you set <text:span text:style-name="T6">CMGSynonym=VMC <text:s/></text:span>all text strings in the plugin will show VMC instead of CMG.</text:p>
      <text:p text:style-name="P6">Relevant are :</text:p>
      <text:p text:style-name="P41">[PlugIns/Tactics]</text:p>
      <text:p text:style-name="P11">…</text:p>
      <text:p text:style-name="P11"><text:soft-page-break/>CurrentDampingFactor=0.003</text:p>
      <text:p text:style-name="P11">MinLaylineWidth=2</text:p>
      <text:p text:style-name="P11">MaxLaylineWidth=30</text:p>
      <text:p text:style-name="P11">LaylineWidthDampingFactor=0.2</text:p>
      <text:p text:style-name="P11">ShowCurrentOnChart=1</text:p>
      <text:p text:style-name="P11">LaylineLenghtonChart=5</text:p>
      <text:p text:style-name="P11">CMGSynonym=CMG</text:p>
      <text:p text:style-name="P11">VMGSynonym=VMG</text:p>
      <text:p text:style-name="P11">DataExportSeparator=;</text:p>
      <text:p text:style-name="P41">[PlugIns/Tactics/BearingCompass]</text:p>
      <text:p text:style-name="P11">DampingDeltaCoG=0.4</text:p>
      <text:p text:style-name="P11">MinLaylineDegrees=2</text:p>
      <text:p text:style-name="P11">MaxLaylineDegrees=30</text:p>
      <text:p text:style-name="P41">[PlugIns/Tactics/Performance]</text:p>
      <text:p text:style-name="P11">PolarFile=C:\\apps\\OpenCPN 4.1.925\\plugins\\weather_routing_pi\\data\\polars\\Aki950routage.pol</text:p>
      <text:p text:style-name="P11">PolarLookupTableOutputFile=C:\\temp\\Polar.txt</text:p>
      <text:p text:style-name="P11">BoatLeewayFactor=8</text:p>
      <text:p text:style-name="P11">fixedLeeway=30</text:p>
      <text:p text:style-name="P11">UseHeelSensor=1</text:p>
      <text:p text:style-name="P11">UseFixedLeeway=0</text:p>
      <text:p text:style-name="P11">UseManHeelInput=0</text:p>
      <text:p text:style-name="P11">UseSOGforTWCalc=1</text:p>
      <text:p text:style-name="P11">Heel_5kn_45Degree=5</text:p>
      <text:p text:style-name="P11">Heel_5kn_90Degree=5</text:p>
      <text:p text:style-name="P11">Heel_5kn_135Degree=10</text:p>
      <text:p text:style-name="P11">Heel_10kn_45Degree=8</text:p>
      <text:p text:style-name="P11">Heel_10kn_90Degree=10</text:p>
      <text:p text:style-name="P11">Heel_10kn_135Degree=11</text:p>
      <text:p text:style-name="P11">Heel_15kn_45Degree=25</text:p>
      <text:p text:style-name="P11">Heel_15kn_90Degree=20</text:p>
      <text:p text:style-name="P11">Heel_15kn_135Degree=13</text:p>
      <text:p text:style-name="P11">Heel_20kn_45Degree=20</text:p>
      <text:p text:style-name="P11">Heel_20kn_90Degree=16</text:p>
      <text:p text:style-name="P11">Heel_20kn_135Degree=15</text:p>
      <text:p text:style-name="P11"><text:soft-page-break/>Heel_25kn_45Degree=25</text:p>
      <text:p text:style-name="P11">Heel_25kn_90Degree=20</text:p>
      <text:p text:style-name="P11">Heel_25kn_135Degree=20</text:p>
      <text:p text:style-name="P11">UseSOGforTWCalc=1</text:p>
      <text:p text:style-name="P11">ExpPolarSpeed=1</text:p>
      <text:p text:style-name="P11">ExpCourseOtherTack=0</text:p>
      <text:p text:style-name="P11">ExpTargetVMG=1</text:p>
      <text:p text:style-name="P11">ExpVMG_CMG_Diff_Gain=0</text:p>
      <text:p text:style-name="P11">ExpCurrent=1</text:p>
      <text:p text:style-name="P8"><text:s/>I think they are selfexplaining, if you compare the settings with the preferences screenshot above.</text:p>
      <text:p text:style-name="P8">All damping factors are “alpha” from the standard exponential smoothing formula, except <text:span text:style-name="T8">CurrentDampingFactor</text:span><text:span text:style-name="T9"> </text:span>where I'm using double exponential smoothing at the moment.</text:p>
      <text:p text:style-name="P8">They should range between something above 0 and 1, the smaller the number, the higher the damping, 1 means no filtering at all</text:p>
      <text:p text:style-name="P8">Recommendation : Use <text:span text:style-name="T8">CurrentDampingFactor</text:span><text:span text:style-name="T6"> <text:s/></text:span>with low values, like 0.03 to get a stable reading</text:p>
      <text:p text:style-name="P8">One interesting key, which is not available in the preferences screen is <text:span text:style-name="T6">PolarLookupTableOutputFile</text:span></text:p>
      <text:p text:style-name="P8">As explained earlier, the polar file is loaded into an array. When you set this key, you can dump that array to a (tab delimited) text file, which can be read e.g. with notepad++.</text:p>
      <text:p text:style-name="P8">As mentioned earlier, this array is prefilled with NAN values, NANs are reflected in the file as “-1.#J”. </text:p>
      <text:p text:style-name="P8">If you want to see/check that, just add that key manually under section <text:span text:style-name="T10">[PlugIns/Tactics/Performance]</text:span></text:p>
      <text:p text:style-name="P8">Make sure the path exists and the given file is writeable. There's no safety checks implemented here, so use at your own risk.</text:p>
      <text:p text:style-name="P8"/>
      <text:p text:style-name="P41">DataExportSeparator=;</text:p>
      <text:p text:style-name="P8">With this key you can define your own column separator for the data export functions of BaroHistory, WindHistory &amp; PolarPerformance. A tab is represented by ‘\t’</text:p>
      <text:p text:style-name="P8">(see also chapter ‘Data Export’ below)</text:p>
      <text:p text:style-name="P8">There are more keys and sections for tactics_pi but all others came with dashboard_pi and <text:s/>were not touched by me.</text:p>
      <text:p text:style-name="P8"><text:soft-page-break/></text:p>
      <text:p text:style-name="P43">3.9 Data export:</text:p>
      <text:p text:style-name="P6">There is a new data export functionality for the BaroHistory, WindHistory and PolarPerformance instruments.</text:p>
      <text:p text:style-name="P6">You will find a button in the top left corner of each of the 3 instruments like this :</text:p>
      <text:p text:style-name="P6"/>
      <text:p text:style-name="P6"/>
      <text:p text:style-name="P6"/>
      <text:p text:style-name="P6"/>
      <text:p text:style-name="P6"/>
      <text:p text:style-name="P6">Once you click the ‘&gt;’ button, a menu pops up and you have to select the export rate (the latest setting is saved to opencpn.ini and will be set as default at startup )</text:p>
      <text:p text:style-name="P6"/>
      <text:p text:style-name="P6"/>
      <text:p text:style-name="P6"/>
      <text:p text:style-name="P6"/>
      <text:p text:style-name="P6"/>
      <text:p text:style-name="P6"/>
      <text:p text:style-name="P6">After selecting one of the export rates, a file picker pops up and asks you for an export file name. If you give it an existing name, the data will be appended (added) at the end of the file. If the file does not exist, it will be created. Like the export rate, also the filename is stored in opencpn.ini and set as default for the file picker.</text:p>
      <text:p text:style-name="P12">There is NO logical check on the content of the file if you decide to use an existing file !</text:p>
      <text:p text:style-name="P6">Once the export is running, the button changes to ‘X’ :</text:p>
      <text:p text:style-name="P6"/>
      <text:p text:style-name="P6"/>
      <text:p text:style-name="P6"/>
      <text:p text:style-name="P6">To stop the data export, click the ‘X’ . Export stops immediately.</text:p>
      <text:p text:style-name="P6">The export files always contains the current date, <text:span text:style-name="T1">local</text:span> time (incl. sec.), and the instruments data; the first line in the file is always the headline with the field description. I’m using a standard wxWidgets function to format date and time, so this should (hopefully) take your local date/time settings into account…</text:p>
      <text:p text:style-name="P6">The following examples have the separator ‘;’ set :</text:p>
      <text:p text:style-name="P6"><text:soft-page-break/>WindHistory (Exportrate 10 sec) :</text:p>
      <text:p text:style-name="P6">PolarPerformance (Exportrate 1 sec):</text:p>
      <text:p text:style-name="P6">Barohistory exports Date;Time;Pressure (hPa).</text:p>
      <text:p text:style-name="P6">To reduce system load, the internal timer for the baro history instrument is set to 5 seconds, i.e. only every 5 seconds, the display is updated. This should be good enough for barographs which generally export their data at even lower rates.</text:p>
      <text:p text:style-name="P6">Exported files can be easily imported into Excel or Libreoffice calc via the File-→Open menu, then setting your separator.</text:p>
      <text:p text:style-name="P6">Starting with version 1.0.11, there is a new tab ‘Export Data to File’ now in the ‘Performance Parameters’:</text:p>
      <text:p text:style-name="P6"/>
      <text:p text:style-name="P6"/>
      <text:p text:style-name="P6"/>
      <text:p text:style-name="P6"><text:span text:style-name="T16">Prepend Clockticks</text:span> &amp; <text:span text:style-name="T16">Prepend UTC Timestamp</text:span> : With these ticks you can add Clockticks and a UTC Timestamp to the data export, at the beginning of each line of exported data.</text:p>
      <text:p text:style-name="P6">This can be useful if you intend to process the data afterwards, e.g. via InfluxDB, grafana, etc.</text:p>
      <text:p text:style-name="P6"><text:span text:style-name="T16">Data Separator</text:span> : You can <text:s/>define and set your own column separator here, instead of the ini-file method described above. A tab is represented by <text:span text:style-name="T18">\t</text:span></text:p>
      <text:p text:style-name="P6"/>
      <text:p text:style-name="P6"/>
      <text:p text:style-name="P43">3.10 Restrictions/known issues at the time being :</text:p>
      <text:p text:style-name="P5"/>
      <text:list xml:id="list122213163414570" text:style-name="L1">
        <text:list-item>
          <text:p text:style-name="P50">Wind barb display on chart ends at 47 knots. Any windspeed higher than that is displayed as “45 knots”. With more than 47 kts, I’m personally not really interested anymore in a correct wind barb display … ;-)</text:p>
        </text:list-item>
      </text:list>
      <text:p text:style-name="P8"/>
      <text:p text:style-name="P33">4. Terminology :</text:p>
      <table:table table:name="Table1" table:style-name="Table1">
        <table:table-column table:style-name="Table1.A"/>
        <table:table-column table:style-name="Table1.B"/>
        <table:table-row table:style-name="TableLine105553156307456">
          <table:table-cell table:style-name="Table1.A1" office:value-type="string">
            <text:p text:style-name="P46">Term</text:p>
          </table:table-cell>
          <table:table-cell table:style-name="Table1.A1" office:value-type="string">
            <text:p text:style-name="P46">Description</text:p>
          </table:table-cell>
        </table:table-row>
        <table:table-row table:style-name="TableLine105553156289536">
          <table:table-cell table:style-name="Table1.A1" office:value-type="string">
            <text:p text:style-name="P6">AWA</text:p>
          </table:table-cell>
          <table:table-cell table:style-name="Table1.A1" office:value-type="string">
            <text:p text:style-name="P6"><text:span text:style-name="T1">A</text:span>pparent <text:span text:style-name="T1">W</text:span>ind <text:span text:style-name="T1">A</text:span>ngle; the relative wind angle measured by your wind sensor, related to the boat axis(0°...180°)</text:p>
          </table:table-cell>
        </table:table-row>
        <table:table-row table:style-name="TableLine105553156289792">
          <table:table-cell table:style-name="Table1.A1" office:value-type="string">
            <text:p text:style-name="P6">AWS</text:p>
          </table:table-cell>
          <table:table-cell table:style-name="Table1.A1" office:value-type="string">
            <text:p text:style-name="P6"><text:span text:style-name="T1">A</text:span>pparent <text:span text:style-name="T1">W</text:span>ind <text:span text:style-name="T1">S</text:span>peed; the relative speed <text:soft-page-break/>of the wind measured by your wind sensor</text:p>
          </table:table-cell>
        </table:table-row>
        <table:table-row table:style-name="TableLine105553156290048">
          <table:table-cell table:style-name="Table1.A1" office:value-type="string">
            <text:p text:style-name="P6">CMG</text:p>
          </table:table-cell>
          <table:table-cell table:style-name="Table1.A1" office:value-type="string">
            <text:p text:style-name="P6"><text:span text:style-name="T1">C</text:span>ourse <text:span text:style-name="T1">M</text:span>ade <text:span text:style-name="T1">G</text:span>ood; the relative speed approaching a waypoint. This term may be customized to whatever you like. See the ini file chapter for <text:span text:style-name="T1">CMGSynonym</text:span></text:p>
          </table:table-cell>
        </table:table-row>
        <table:table-row table:style-name="TableLine105553156290304">
          <table:table-cell table:style-name="Table1.A1" office:value-type="string">
            <text:p text:style-name="P6">COG</text:p>
          </table:table-cell>
          <table:table-cell table:style-name="Table1.A1" office:value-type="string">
            <text:p text:style-name="P6"><text:span text:style-name="T1">C</text:span>ourse <text:span text:style-name="T1">O</text:span>ver <text:span text:style-name="T1">G</text:span>round; generally supplied by the GPS</text:p>
          </table:table-cell>
        </table:table-row>
        <table:table-row table:style-name="TableLine105553156290560">
          <table:table-cell table:style-name="Table1.A1" office:value-type="string">
            <text:p text:style-name="P6">HDG</text:p>
          </table:table-cell>
          <table:table-cell table:style-name="Table1.A1" office:value-type="string">
            <text:p text:style-name="P6">Magnetic heading of your compass; <text:span text:style-name="T1">not</text:span> compensated with mag. variation</text:p>
          </table:table-cell>
        </table:table-row>
        <table:table-row table:style-name="TableLine105553156290816">
          <table:table-cell table:style-name="Table1.A1" office:value-type="string">
            <text:p text:style-name="P6">HDT</text:p>
          </table:table-cell>
          <table:table-cell table:style-name="Table1.A1" office:value-type="string">
            <text:p text:style-name="P6">True heading of your compass. “True” means compensated with magnetic variation</text:p>
          </table:table-cell>
        </table:table-row>
        <table:table-row table:style-name="TableLine105553156291072">
          <table:table-cell table:style-name="Table1.A1" office:value-type="string">
            <text:p text:style-name="P6">Heel</text:p>
          </table:table-cell>
          <table:table-cell table:style-name="Table1.A1" office:value-type="string">
            <text:p text:style-name="P6">The angular degrees how your boat is heeled (leaning) sideways due to any force from outside (wave, wind, water ballast on one side of the boat, swing keel etc....)</text:p>
          </table:table-cell>
        </table:table-row>
        <table:table-row table:style-name="TableLine105553156291328">
          <table:table-cell table:style-name="Table1.A1" office:value-type="string">
            <text:p text:style-name="P6">CRS</text:p>
          </table:table-cell>
          <table:table-cell table:style-name="Table1.A1" office:value-type="string">
            <text:p text:style-name="P6">Course through water; HDT + Leeway, but without currents</text:p>
          </table:table-cell>
        </table:table-row>
        <table:table-row table:style-name="TableLine105553156291840">
          <table:table-cell table:style-name="Table1.A1" office:value-type="string">
            <text:p text:style-name="P6">Leeway</text:p>
          </table:table-cell>
          <table:table-cell table:style-name="Table1.A1" office:value-type="string">
            <text:p text:style-name="P6">the drift of your boat based on the wind. As soon as the wind is blowing it implies a force on your boat, the boat starts drifting. Leeway is NOT including any drift due to surface currents ! That's actually the challenge :-)</text:p>
          </table:table-cell>
        </table:table-row>
        <table:table-row table:style-name="TableLine105553156292096">
          <table:table-cell table:style-name="Table1.A1" office:value-type="string">
            <text:p text:style-name="P6">SOG</text:p>
          </table:table-cell>
          <table:table-cell table:style-name="Table1.A1" office:value-type="string">
            <text:p text:style-name="P6"><text:span text:style-name="T1">S</text:span>peed <text:span text:style-name="T1">O</text:span>ver <text:span text:style-name="T1">G</text:span>round; generally supplied by the GPS</text:p>
          </table:table-cell>
        </table:table-row>
        <table:table-row table:style-name="TableLine105553156292352">
          <table:table-cell table:style-name="Table1.A1" office:value-type="string">
            <text:p text:style-name="P6">STW</text:p>
          </table:table-cell>
          <table:table-cell table:style-name="Table1.A1" office:value-type="string">
            <text:p text:style-name="P6"><text:span text:style-name="T1">S</text:span>peed <text:span text:style-name="T1">T</text:span>hrough <text:span text:style-name="T1">W</text:span>ater; the info that is returned by your “paddlewheel” sensor</text:p>
          </table:table-cell>
        </table:table-row>
        <table:table-row table:style-name="TableLine105553156964352">
          <table:table-cell table:style-name="Table1.A1" office:value-type="string">
            <text:p text:style-name="P6">Target CMG</text:p>
          </table:table-cell>
          <table:table-cell table:style-name="Table1.A1" office:value-type="string">
            <text:p text:style-name="P6">The optimum speed / angle towards a waypoint; aka VMC</text:p>
          </table:table-cell>
        </table:table-row>
        <table:table-row table:style-name="TableLine105553156964608">
          <table:table-cell table:style-name="Table1.A1" office:value-type="string">
            <text:p text:style-name="P6">Target VMG</text:p>
          </table:table-cell>
          <table:table-cell table:style-name="Table1.A1" office:value-type="string">
            <text:p text:style-name="P6">The optimum speed / angle up- or downwind with reference to the true wind direction (without a waypoint)</text:p>
          </table:table-cell>
        </table:table-row>
        <table:table-row table:style-name="TableLine105553156964864">
          <table:table-cell table:style-name="Table1.A1" office:value-type="string">
            <text:p text:style-name="P6">TWA<text:soft-page-break/></text:p>
          </table:table-cell>
          <table:table-cell table:style-name="Table1.A1" office:value-type="string">
            <text:p text:style-name="P6"><text:span text:style-name="T1">T</text:span>rue <text:span text:style-name="T1">W</text:span>ind <text:span text:style-name="T1">A</text:span>ngle; the angle of the true <text:soft-page-break/>wind relative to the boat axis (0°...180°). The unit then gives you the direction as “&gt;”=port, “&lt;”=starboard</text:p>
          </table:table-cell>
        </table:table-row>
        <table:table-row table:style-name="TableLine105553156965120">
          <table:table-cell table:style-name="Table1.A1" office:value-type="string">
            <text:p text:style-name="P6">TWD</text:p>
          </table:table-cell>
          <table:table-cell table:style-name="Table1.A1" office:value-type="string">
            <text:p text:style-name="P6"><text:span text:style-name="T1">T</text:span>rue <text:span text:style-name="T1">W</text:span>ind <text:span text:style-name="T1">D</text:span>irection; true wind direction related to the compass rose (0°..359°)</text:p>
          </table:table-cell>
        </table:table-row>
        <table:table-row table:style-name="TableLine105553156965376">
          <table:table-cell table:style-name="Table1.A1" office:value-type="string">
            <text:p text:style-name="P6">TWS</text:p>
          </table:table-cell>
          <table:table-cell table:style-name="Table1.A1" office:value-type="string">
            <text:p text:style-name="P6"><text:span text:style-name="T1">T</text:span>rue <text:span text:style-name="T1">W</text:span>ind <text:span text:style-name="T1">S</text:span>peed; the speed of the wind in the atmosphere</text:p>
          </table:table-cell>
        </table:table-row>
        <table:table-row table:style-name="TableLine105553156965888">
          <table:table-cell table:style-name="Table1.A1" office:value-type="string">
            <text:p text:style-name="P21">VMC</text:p>
          </table:table-cell>
          <table:table-cell table:style-name="Table1.A1" office:value-type="string">
            <text:p text:style-name="P21"><text:span text:style-name="T1">V</text:span>elocity <text:span text:style-name="T1">M</text:span>ade on <text:span text:style-name="T1">C</text:span>ourse; same as CMG</text:p>
          </table:table-cell>
        </table:table-row>
        <table:table-row table:style-name="TableLine105553156966144">
          <table:table-cell table:style-name="Table1.A1" office:value-type="string">
            <text:p text:style-name="P21">VMG</text:p>
          </table:table-cell>
          <table:table-cell table:style-name="Table1.A1" office:value-type="string">
            <text:p text:style-name="P21"><text:span text:style-name="T1">V</text:span>elocity <text:span text:style-name="T1">M</text:span>ade <text:span text:style-name="T1">G</text:span>ood; the relative speed up-/downwind with reference to the true wind direction. This term may be customized to whatever you like. See the ini file chapter for <text:span text:style-name="T1">VMGSynonym</text:span></text:p>
          </table:table-cell>
        </table:table-row>
        <table:table-row table:style-name="TableLine105553156966400">
          <table:table-cell table:style-name="Table1.A1" office:value-type="string">
            <text:p text:style-name="P21"/>
          </table:table-cell>
          <table:table-cell table:style-name="Table1.A1" office:value-type="string">
            <text:p text:style-name="P21"/>
          </table:table-cell>
        </table:table-row>
        <table:table-row table:style-name="TableLine105553156966656">
          <table:table-cell table:style-name="Table1.A1" office:value-type="string">
            <text:p text:style-name="P21"/>
          </table:table-cell>
          <table:table-cell table:style-name="Table1.A1" office:value-type="string">
            <text:p text:style-name="P21"/>
          </table:table-cell>
        </table:table-row>
        <table:table-row table:style-name="TableLine105553156966912">
          <table:table-cell table:style-name="Table1.A1" office:value-type="string">
            <text:p text:style-name="P21"/>
          </table:table-cell>
          <table:table-cell table:style-name="Table1.A1" office:value-type="string">
            <text:p text:style-name="P21"/>
          </table:table-cell>
        </table:table-row>
        <table:table-row table:style-name="TableLine105553156967168">
          <table:table-cell table:style-name="Table1.A1" office:value-type="string">
            <text:p text:style-name="P21"/>
          </table:table-cell>
          <table:table-cell table:style-name="Table1.A1" office:value-type="string">
            <text:p text:style-name="P21"/>
          </table:table-cell>
        </table:table-row>
      </table:table>
      <text:p text:style-name="P6"/>
      <text:p text:style-name="P33">5. Appendix</text:p>
      <text:p text:style-name="P57">5.1 How to align/check your magnetic compass with O</text:p>
      <text:list xml:id="list122211386366616" text:style-name="L1">
        <text:list-item>
          <text:p text:style-name="P54">Swing your compass as described by the manufacturer</text:p>
        </text:list-item>
        <text:list-item>
          <text:p text:style-name="P54">Connect your GPS to O to get a stable position </text:p>
        </text:list-item>
      </text:list>
      <text:list xml:id="list122212022704193" text:style-name="L1">
        <text:list-item>
          <text:p text:style-name="P55">make sure you have true heading available (use wmm_pi, in case you don't get the mag. variation from the GPS) </text:p>
        </text:list-item>
        <text:list-item>
          <text:p text:style-name="P55">directly in O, set your heading predictor to a high value, e.g. 10 miles</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list xml:id="list122212330213839" text:style-name="L1">
        <text:list-item>
          <text:p text:style-name="P55">Put the mouse onto the (thin HDT) preditor line towards the end of the line (the long line reduces the error) </text:p>
        </text:list-item>
      </text:list>
      <text:p text:style-name="P16"/>
      <text:list xml:id="list122212382111854" text:style-name="L1">
        <text:list-item>
          <text:p text:style-name="P55"><text:s/></text:p>
        </text:list-item>
        <text:list-item>
          <text:p text:style-name="P55">simply compare now true heading with the status line or the "From Ownship" display... </text:p>
        </text:list-item>
        <text:list-item>
          <text:p text:style-name="P54"><text:soft-page-break/>then adjust your compass (in this case : -1°) </text:p>
        </text:list-item>
      </text:list>
      <text:p text:style-name="P3">That's it…</text:p>
      <text:p text:style-name="P33">6. History</text:p>
      <table:table table:name="Table2" table:style-name="Table2">
        <table:table-column table:style-name="Table2.A" table:number-columns-repeated="3"/>
        <table:table-row table:style-name="TableLine105553156967424">
          <table:table-cell table:style-name="Table2.A1" office:value-type="string">
            <text:p text:style-name="P47">Rev</text:p>
          </table:table-cell>
          <table:table-cell table:style-name="Table2.A1" office:value-type="string">
            <text:p text:style-name="P47">Date</text:p>
          </table:table-cell>
          <table:table-cell table:style-name="Table2.A1" office:value-type="string">
            <text:p text:style-name="P47">Remark</text:p>
          </table:table-cell>
        </table:table-row>
        <table:table-row table:style-name="TableLine105553156969728">
          <table:table-cell table:style-name="Table2.A1" office:value-type="string">
            <text:p text:style-name="P17">1.0</text:p>
          </table:table-cell>
          <table:table-cell table:style-name="Table2.A1" office:value-type="string">
            <text:p text:style-name="P17">24.05.2016</text:p>
          </table:table-cell>
          <table:table-cell table:style-name="Table2.A1" office:value-type="string">
            <text:p text:style-name="P17">Initial release</text:p>
          </table:table-cell>
        </table:table-row>
        <table:table-row table:style-name="TableLine105553156969984">
          <table:table-cell table:style-name="Table2.A1" office:value-type="string">
            <text:p text:style-name="P17">1.1</text:p>
          </table:table-cell>
          <table:table-cell table:style-name="Table2.A1" office:value-type="string">
            <text:p text:style-name="P17">24.05.2016</text:p>
          </table:table-cell>
          <table:table-cell table:style-name="Table2.A1" office:value-type="string">
            <text:p text:style-name="P17">Corrected description of true wind calculation</text:p>
          </table:table-cell>
        </table:table-row>
        <table:table-row table:style-name="TableLine105553156970240">
          <table:table-cell table:style-name="Table2.A1" office:value-type="string">
            <text:p text:style-name="P17">1.2</text:p>
          </table:table-cell>
          <table:table-cell table:style-name="Table2.A1" office:value-type="string">
            <text:p text:style-name="P17">25.05.2016</text:p>
          </table:table-cell>
          <table:table-cell table:style-name="Table2.A1" office:value-type="string">
            <text:p text:style-name="P17">Wind barbs corrected; steps corrected and enhanced up to 45kts</text:p>
          </table:table-cell>
        </table:table-row>
        <table:table-row table:style-name="TableLine105553156970496">
          <table:table-cell table:style-name="Table2.A1" office:value-type="string">
            <text:p text:style-name="P17">1.3</text:p>
          </table:table-cell>
          <table:table-cell table:style-name="Table2.A1" office:value-type="string">
            <text:p text:style-name="P17">07.06.2016</text:p>
          </table:table-cell>
          <table:table-cell table:style-name="Table2.A1" office:value-type="string">
            <text:p text:style-name="P17">“TWA to Waypoint” instrument implemented</text:p>
          </table:table-cell>
        </table:table-row>
        <table:table-row table:style-name="TableLine105553156970752">
          <table:table-cell table:style-name="Table2.A1" office:value-type="string">
            <text:p text:style-name="P17">0.4</text:p>
          </table:table-cell>
          <table:table-cell table:style-name="Table2.A1" office:value-type="string">
            <text:p text:style-name="P17">11.06.2016</text:p>
          </table:table-cell>
          <table:table-cell table:style-name="Table2.A1" office:value-type="string">
            <text:p text:style-name="P17">Laylines-to-waypoint reworked, documentation updated</text:p>
            <text:p text:style-name="P17">Changed Rev from 1.4 to 0.4 to keep the plugin version inline with the doc version</text:p>
          </table:table-cell>
        </table:table-row>
        <table:table-row table:style-name="TableLine105553156971264">
          <table:table-cell table:style-name="Table2.A1" office:value-type="string">
            <text:p text:style-name="P17">0.5</text:p>
          </table:table-cell>
          <table:table-cell table:style-name="Table2.A1" office:value-type="string">
            <text:p text:style-name="P17">14.06.2016</text:p>
          </table:table-cell>
          <table:table-cell table:style-name="Table2.A1" office:value-type="string">
            <text:p text:style-name="P17">Preferences with scrollbar, internal icons updated</text:p>
          </table:table-cell>
        </table:table-row>
        <table:table-row table:style-name="TableLine105553156971520">
          <table:table-cell table:style-name="Table2.A1" office:value-type="string">
            <text:p text:style-name="P17">0.6</text:p>
          </table:table-cell>
          <table:table-cell table:style-name="Table2.A1" office:value-type="string">
            <text:p text:style-name="P17">27.06.2016</text:p>
          </table:table-cell>
          <table:table-cell table:style-name="Table2.A1" office:value-type="string">
            <text:list xml:id="list122212002804105" text:style-name="L1">
              <text:list-item>
                <text:p text:style-name="P56">Added TWD to the “App. &amp; True Wind Angle” dial instrument; </text:p>
              </text:list-item>
              <text:list-item>
                <text:p text:style-name="P56">Option added to use SOG instead of STW for true wind calculation</text:p>
              </text:list-item>
              <text:list-item>
                <text:p text:style-name="P56">code cleanup</text:p>
              </text:list-item>
              <text:list-item>
                <text:p text:style-name="P56">“Apply” button added to the preferences</text:p>
              </text:list-item>
            </text:list>
          </table:table-cell>
        </table:table-row>
        <table:table-row table:style-name="TableLine105553156971776">
          <table:table-cell table:style-name="Table2.A1" office:value-type="string">
            <text:p text:style-name="P17">0.7</text:p>
          </table:table-cell>
          <table:table-cell table:style-name="Table2.A1" office:value-type="string">
            <text:p text:style-name="P17">04.07.2016</text:p>
          </table:table-cell>
          <table:table-cell table:style-name="Table2.A1" office:value-type="string">
            <text:list xml:id="list122213061410797" text:style-name="L1">
              <text:list-item>
                <text:p text:style-name="P56">Polarspeed, Target-VMG, Target-CMG, Target-CMG Angle instruments corrected for user speed settings</text:p>
              </text:list-item>
              <text:list-item>
                <text:p text:style-name="P56">Added STW to <text:soft-page-break/>Polar Performance instrument as second graph</text:p>
              </text:list-item>
              <text:list-item>
                <text:p text:style-name="P56">minor corrections</text:p>
              </text:list-item>
            </text:list>
          </table:table-cell>
        </table:table-row>
        <table:table-row table:style-name="TableLine105553156972032">
          <table:table-cell table:style-name="Table2.A1" office:value-type="string">
            <text:p text:style-name="P17">0.7.3</text:p>
          </table:table-cell>
          <table:table-cell table:style-name="Table2.A1" office:value-type="string">
            <text:p text:style-name="P17">16.07.2016</text:p>
          </table:table-cell>
          <table:table-cell table:style-name="Table2.A1" office:value-type="string">
            <text:list xml:id="list122213228454519" text:style-name="L1">
              <text:list-item>
                <text:p text:style-name="P56">User settings <text:s/>for wind / boat speed implemented</text:p>
              </text:list-item>
              <text:list-item>
                <text:p text:style-name="P56">Watchdog for RMB implemented to recognize the loss of waypoint data in “Bearing Compass” and “TWA to Waypoint” instruments</text:p>
              </text:list-item>
              <text:list-item>
                <text:p text:style-name="P56">usage of default plugin svg icons for “journeyman” styles</text:p>
              </text:list-item>
              <text:list-item>
                <text:p text:style-name="P56">picture added for CMG</text:p>
              </text:list-item>
            </text:list>
          </table:table-cell>
        </table:table-row>
        <table:table-row table:style-name="TableLine105553156972288">
          <table:table-cell table:style-name="Table2.A1" office:value-type="string">
            <text:p text:style-name="P17">0.8</text:p>
          </table:table-cell>
          <table:table-cell table:style-name="Table2.A1" office:value-type="string">
            <text:p text:style-name="P17">06.11.2016</text:p>
          </table:table-cell>
          <table:table-cell table:style-name="Table2.A1" office:value-type="string">
            <text:list xml:id="list122212203978513" text:style-name="L1">
              <text:list-item>
                <text:p text:style-name="P56">Correction of TWD calculation</text:p>
              </text:list-item>
              <text:list-item>
                <text:p text:style-name="P56">NKE style NMEA performance records implemented</text:p>
              </text:list-item>
              <text:list-item>
                <text:p text:style-name="P56">Prefs enhanced to select which performance records to be created.</text:p>
              </text:list-item>
            </text:list>
          </table:table-cell>
        </table:table-row>
        <table:table-row table:style-name="TableLine105553156971008">
          <table:table-cell table:style-name="Table2.A1" office:value-type="string">
            <text:p text:style-name="P17">0.9</text:p>
          </table:table-cell>
          <table:table-cell table:style-name="Table2.A1" office:value-type="string">
            <text:p text:style-name="P17">04.12.2016</text:p>
          </table:table-cell>
          <table:table-cell table:style-name="Table2.A1" office:value-type="string">
            <text:list xml:id="list122211776326719" text:style-name="L1">
              <text:list-item>
                <text:p text:style-name="P56">Completion of $PNKEP records</text:p>
              </text:list-item>
              <text:list-item>
                <text:p text:style-name="P56">TWS averaging when accessing polar data</text:p>
              </text:list-item>
            </text:list>
          </table:table-cell>
        </table:table-row>
        <table:table-row table:style-name="TableLine105553156972544">
          <table:table-cell table:style-name="Table2.A1" office:value-type="string">
            <text:p text:style-name="P17">1.0</text:p>
          </table:table-cell>
          <table:table-cell table:style-name="Table2.A1" office:value-type="string">
            <text:p text:style-name="P17">07.01.2017</text:p>
          </table:table-cell>
          <table:table-cell table:style-name="Table2.A1" office:value-type="string">
            <text:list xml:id="list122211710191918" text:style-name="L1">
              <text:list-item>
                <text:p text:style-name="P56">Polar compass</text:p>
              </text:list-item>
              <text:list-item>
                <text:p text:style-name="P56">Average Wind Instrument</text:p>
              </text:list-item>
              <text:list-item>
                <text:p text:style-name="P56">Polar overlay on <text:soft-page-break/>chart</text:p>
              </text:list-item>
              <text:list-item>
                <text:p text:style-name="P56">right-click menu to activate/deactivate chart overlays</text:p>
              </text:list-item>
              <text:list-item>
                <text:p text:style-name="P56">CMG calculation rework</text:p>
              </text:list-item>
              <text:list-item>
                <text:p text:style-name="P56">CMG markers in different sizes</text:p>
              </text:list-item>
              <text:list-item>
                <text:p text:style-name="P56">Watchdogs for TWS, TWD, AWS</text:p>
              </text:list-item>
              <text:list-item>
                <text:p text:style-name="P56">Tooltips in Preferences</text:p>
              </text:list-item>
              <text:list-item>
                <text:p text:style-name="P56">bug fixes</text:p>
              </text:list-item>
              <text:list-item>
                <text:p text:style-name="P56">Index in documentation</text:p>
              </text:list-item>
            </text:list>
          </table:table-cell>
        </table:table-row>
        <table:table-row table:style-name="TableLine105553156972800">
          <table:table-cell table:style-name="Table2.A1" office:value-type="string">
            <text:p text:style-name="P17">1.0.3</text:p>
          </table:table-cell>
          <table:table-cell table:style-name="Table2.A1" office:value-type="string">
            <text:p text:style-name="P17">05.03.2017</text:p>
          </table:table-cell>
          <table:table-cell table:style-name="Table2.A1" office:value-type="string">
            <text:list xml:id="list122213164004796" text:style-name="L1">
              <text:list-item>
                <text:p text:style-name="P56">Crowdin translations updated</text:p>
              </text:list-item>
              <text:list-item>
                <text:p text:style-name="P56">allow synonyms for CMG and VMG via opencpn.ini file</text:p>
              </text:list-item>
            </text:list>
          </table:table-cell>
        </table:table-row>
        <table:table-row table:style-name="TableLine105553156973056">
          <table:table-cell table:style-name="Table2.A1" office:value-type="string">
            <text:p text:style-name="P17">1.0.5</text:p>
          </table:table-cell>
          <table:table-cell table:style-name="Table2.A1" office:value-type="string">
            <text:p text:style-name="P17">05.06.2017</text:p>
          </table:table-cell>
          <table:table-cell table:style-name="Table2.A1" office:value-type="string">
            <text:list xml:id="list122212878485357" text:style-name="L1">
              <text:list-item>
                <text:p text:style-name="P56">Bugfixes</text:p>
              </text:list-item>
            </text:list>
          </table:table-cell>
        </table:table-row>
        <table:table-row table:style-name="TableLine105553156973312">
          <table:table-cell table:style-name="Table2.A1" office:value-type="string">
            <text:p text:style-name="P17">1.0.8</text:p>
          </table:table-cell>
          <table:table-cell table:style-name="Table2.A1" office:value-type="string">
            <text:p text:style-name="P17">25.03.2018</text:p>
          </table:table-cell>
          <table:table-cell table:style-name="Table2.A1" office:value-type="string">
            <text:list xml:id="list122212335021065" text:style-name="L1">
              <text:list-item>
                <text:p text:style-name="P56">Crowdin translations updated</text:p>
              </text:list-item>
              <text:list-item>
                <text:p text:style-name="P56">Bugfix showing neg. true heading, by Hans Almqvist</text:p>
              </text:list-item>
            </text:list>
          </table:table-cell>
        </table:table-row>
        <table:table-row table:style-name="TableLine105553156973568">
          <table:table-cell table:style-name="Table2.A1" office:value-type="string">
            <text:p text:style-name="P17">1.0.9</text:p>
          </table:table-cell>
          <table:table-cell table:style-name="Table2.A1" office:value-type="string">
            <text:p text:style-name="P17">05.07.2019</text:p>
          </table:table-cell>
          <table:table-cell table:style-name="Table2.A1" office:value-type="string">
            <text:list xml:id="list122212748946502" text:style-name="L1">
              <text:list-item>
                <text:p text:style-name="P56">Layline stabilization</text:p>
              </text:list-item>
              <text:list-item>
                <text:p text:style-name="P56">Performance tuning of wind history, polar performance and baro history by transmitterdan</text:p>
              </text:list-item>
              <text:list-item>
                <text:p text:style-name="P56">implementation of the latest dashboard <text:soft-page-break/>changes by transmitterdan</text:p>
              </text:list-item>
              <text:list-item>
                <text:p text:style-name="P56">minor bugfixes</text:p>
              </text:list-item>
            </text:list>
          </table:table-cell>
        </table:table-row>
        <table:table-row table:style-name="TableLine105553156974080">
          <table:table-cell table:style-name="Table2.A1" office:value-type="string">
            <text:p text:style-name="P17">1.0.10</text:p>
          </table:table-cell>
          <table:table-cell table:style-name="Table2.A1" office:value-type="string">
            <text:p text:style-name="P17">26.07.2019</text:p>
          </table:table-cell>
          <table:table-cell table:style-name="Table2.A1" office:value-type="string">
            <text:list xml:id="list122211876013535" text:style-name="L1">
              <text:list-item>
                <text:p text:style-name="P56">Basic data export function for BaroHistory, WindHistory &amp; Polar Performance w/ selectable export rate &amp; filename</text:p>
              </text:list-item>
              <text:list-item>
                <text:p text:style-name="P56">Timer for BaroHistory (5s) &amp; PolarPerformance (1 s)</text:p>
              </text:list-item>
              <text:list-item>
                <text:p text:style-name="P56">adjustable separator for exports via opencpn.ini file</text:p>
              </text:list-item>
              <text:list-item>
                <text:p text:style-name="P56">minor bugfix on leeway calcualtion with heel angle usage; Thanks to Petri Makijarvi for the hint</text:p>
              </text:list-item>
              <text:list-item>
                <text:p text:style-name="P56">new plugin icons following the O5.x color scheme, many thanks to JohnGC</text:p>
              </text:list-item>
            </text:list>
          </table:table-cell>
        </table:table-row>
        <table:table-row table:style-name="TableLine105553156974336">
          <table:table-cell table:style-name="Table2.A1" office:value-type="string">
            <text:p text:style-name="P17">1.0.11</text:p>
          </table:table-cell>
          <table:table-cell table:style-name="Table2.A1" office:value-type="string">
            <text:p text:style-name="P17">08.09.2019</text:p>
          </table:table-cell>
          <table:table-cell table:style-name="Table2.A1" office:value-type="string">
            <text:list xml:id="list122212134906444" text:style-name="L1">
              <text:list-item>
                <text:p text:style-name="P56">Data export : <text:line-break/>additional Clockticks &amp; UTC-timestamp as well as data separator selectable via Preferences</text:p>
              </text:list-item>
              <text:list-item>
                <text:p text:style-name="P56">‘TWA to Waypoint’ instrument now shows <text:soft-page-break/>‘min-angle’, ‘average-angle’, ‘max-angle’<text:line-break/>Average time can be adjusted via the already available slider of the AverageWind instrument </text:p>
              </text:list-item>
              <text:list-item>
                <text:p text:style-name="P56">Boat layline on/off bugfix after restart</text:p>
              </text:list-item>
              <text:list-item>
                <text:p text:style-name="P56">Version/Patch display in preferences headline</text:p>
              </text:list-item>
            </text:list>
          </table:table-cell>
        </table:table-row>
      </table:table>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4"><text:soft-page-break/><text:span text:style-name="T34">Velocity made good</text:span><text:span text:style-name="T36">, or </text:span><text:span text:style-name="T34">VMG</text:span><text:span text:style-name="T36">, is a term used in </text:span><text:a xlink:type="simple" xlink:href="https://en.wikipedia.org/wiki/Sailing" text:style-name="Internet_20_link" text:visited-style-name="Visited_20_Internet_20_Link"><text:span text:style-name="T39">sailing</text:span></text:a><text:span text:style-name="T36">, especially in </text:span><text:a xlink:type="simple" xlink:href="https://en.wikipedia.org/wiki/Yacht_racing" text:style-name="Internet_20_link" text:visited-style-name="Visited_20_Internet_20_Link"><text:span text:style-name="T39">yacht racing</text:span></text:a><text:span text:style-name="T36">, indicating the speed of a sailboat towards (or from) the direction of the wind.</text:span><text:bookmark text:name="cite_ref-NauticEd_1-0"/><text:a xlink:type="simple" xlink:href="https://en.wikipedia.org/wiki/Velocity_made_good#cite_note-NauticEd-1" text:style-name="Internet_20_link" text:visited-style-name="Visited_20_Internet_20_Link">[1]</text:a><text:bookmark text:name="cite_ref-BG_2-0"/><text:a xlink:type="simple" xlink:href="https://en.wikipedia.org/wiki/Velocity_made_good#cite_note-BG-2" text:style-name="Internet_20_link" text:visited-style-name="Visited_20_Internet_20_Link">[2]</text:a><text:span text:style-name="T36"> The concept is useful because a sailboat cannot sail directly upwind, and thus often can not, or should not, sail directly to a mark to reach it as quickly as possible. It is also often less than optimal to sail directly downwind. </text:span></text:p>
      <text:h text:style-name="P31" text:outline-level="2"><text:bookmark text:name="Concept"/><text:span text:style-name="T42">Concept</text:span><text:span text:style-name="T43">[</text:span><text:a xlink:type="simple" xlink:href="https://en.wikipedia.org/w/index.php?title=Velocity_made_good&amp;action=edit&amp;section=1" text:style-name="Internet_20_link" text:visited-style-name="Visited_20_Internet_20_Link"><text:span text:style-name="T41">edit</text:span></text:a><text:span text:style-name="T43">]</text:span></text:h>
      <text:p text:style-name="P61"><text:span text:style-name="T36">Instead of sailing directly toward a windward mark, the </text:span><text:a xlink:type="simple" xlink:href="https://en.wikipedia.org/wiki/Helmsman" text:style-name="Internet_20_link" text:visited-style-name="Visited_20_Internet_20_Link"><text:span text:style-name="T39">helmsman</text:span></text:a><text:span text:style-name="T36"> chooses a </text:span><text:a xlink:type="simple" xlink:href="https://en.wikipedia.org/wiki/Points_of_sail" text:style-name="Internet_20_link" text:visited-style-name="Visited_20_Internet_20_Link"><text:span text:style-name="T39">point of sail</text:span></text:a><text:span text:style-name="T36"> towards the direction of the wind that maximizes Velocity Made Good (either towards the destination - or towards better winds).</text:span><text:bookmark text:name="cite_ref-3"/><text:a xlink:type="simple" xlink:href="https://en.wikipedia.org/wiki/Velocity_made_good#cite_note-3" text:style-name="Internet_20_link" text:visited-style-name="Visited_20_Internet_20_Link">[3]</text:a><text:bookmark text:name="cite_ref-4"/><text:a xlink:type="simple" xlink:href="https://en.wikipedia.org/wiki/Velocity_made_good#cite_note-4" text:style-name="Internet_20_link" text:visited-style-name="Visited_20_Internet_20_Link">[4]</text:a><text:span text:style-name="T36"> To actually reach a mark, the boat needs to alternate between courses (</text:span><text:span text:style-name="T37">tacks</text:span><text:span text:style-name="T36">) where the wind approaches from alternating sides. The helmsman uses VMG to find exactly what the optimum angle against the wind is. At the optimum boat speed and angle to the wind, VMG is maximized, steering closer to the direction of the wind will reduce boat speed, while steering further away from the direction of the wind might give a higher boat speed, but at the cost of a larger deviation in heading, so less progress towards a mark. </text:span></text:p>
      <text:p text:style-name="P60"><text:span text:style-name="T36">For reaching marks that are towards the direction of the wind, sailboats need to alternate between headings, "tacks", where the wind angle towards the wind is on opposite sides of the boat. On a </text:span><text:a xlink:type="simple" xlink:href="https://en.wikipedia.org/wiki/Tack_(sailing)" text:style-name="Internet_20_link" text:visited-style-name="Visited_20_Internet_20_Link"><text:span text:style-name="T39">tack</text:span></text:a><text:span text:style-name="T36">, the sailor might start by pointing the sailboat as close into the wind as possible while still keeping the winds blowing across the sails in a manner that provides aerodynamic lift which then propels the boat. The sailor can then turn slightly away from the wind to create more forward wind pressure on the sails and better balance the boat, which allows it to move with greater speed, but less directly toward the wind (or mark).</text:span></text:p>
      <text:p text:style-name="P61"><text:span text:style-name="T36">As an example, assume a boat wants to go north in a wind coming from the north. Assume also on a heading of 60 degrees (NE) the speed of the boat is 5.0 knots. Falling off to 65 degrees NE accelerates the boat to 5.2 knots. Turning up into the wind to a heading of 55 degrees NE causes the boat speed to drop to 4.0 knots. These data indicate the trade-off between speed and progress toward the upwind mark (to the north in this case). Finding the heading that moves the boat most quickly towards the mark requires basic </text:span><text:a xlink:type="simple" xlink:href="https://en.wikipedia.org/wiki/Trigonometry" text:style-name="Internet_20_link" text:visited-style-name="Visited_20_Internet_20_Link"><text:span text:style-name="T39">trigonometry</text:span></text:a><text:span text:style-name="T36">. The northward component of the boat's velocity vector is found by multiplying the boat speed (V</text:span><text:span text:style-name="T38">B</text:span><text:span text:style-name="T36">) by the </text:span><text:a xlink:type="simple" xlink:href="https://en.wikipedia.org/wiki/Cosine" text:style-name="Internet_20_link" text:visited-style-name="Visited_20_Internet_20_Link"><text:span text:style-name="T39">cosine</text:span></text:a><text:span text:style-name="T36"> of the angle between the true wind direction (north) and the sailboat's heading.</text:span></text:p>
      <text:p text:style-name="P62"><draw:frame draw:style-name="fr1" draw:name="Frame1" text:anchor-type="char" svg:width="0.041cm" draw:z-index="0"><draw:text-box fo:min-height="0.041cm"><text:p text:style-name="Text_20_body"/></draw:text-box></draw:frame><draw:frame draw:style-name="fr2" draw:name="Image1" text:anchor-type="as-char" svg:width="0.041cm" svg:height="0.041cm" draw:z-index="1"><draw:image xlink:href="Pictures/100018AB0000001A0000001AAFDA8DAF75EB8F53.svg" xlink:type="simple" xlink:show="embed" xlink:actuate="onLoad" draw:mime-type="image/svg+xml"/><draw:image xlink:href="Pictures/1000020100000001000000019C43813A3574AEA1.png" xlink:type="simple" xlink:show="embed" xlink:actuate="onLoad" draw:mime-type="image/png"/><svg:title>{\displaystyle VMG=V_{B}\ cos\theta }</svg:title></draw:frame></text:p>
      <table:table table:name="Table3" table:style-name="Table3">
        <table:table-column table:style-name="Table3.A"/>
        <table:table-column table:style-name="Table3.B"/>
        <table:table-column table:style-name="Table3.C"/>
        <table:table-row table:style-name="TableLine105553156883968">
          <table:table-cell table:style-name="Table3.A1" office:value-type="string">
            <text:p text:style-name="P59">Course</text:p>
          </table:table-cell>
          <table:table-cell table:style-name="Table3.A1" office:value-type="string">
            <text:p text:style-name="P59">SOG</text:p>
          </table:table-cell>
          <table:table-cell table:style-name="Table3.A1" office:value-type="string">
            <text:p text:style-name="P59">VMG</text:p>
          </table:table-cell>
        </table:table-row>
        <table:table-row table:style-name="TableLine105553156883968">
          <table:table-cell table:style-name="Table3.A2" office:value-type="string">
            <text:p text:style-name="Table_20_Contents">55</text:p>
          </table:table-cell>
          <table:table-cell table:style-name="Table3.B2" office:value-type="string">
            <text:p text:style-name="Table_20_Contents">4.0</text:p>
          </table:table-cell>
          <table:table-cell table:style-name="Table3.C2" office:value-type="string">
            <text:p text:style-name="Table_20_Contents">2.3</text:p>
          </table:table-cell>
        </table:table-row>
        <table:table-row table:style-name="TableLine105553156883968">
          <table:table-cell table:style-name="Table3.A3" office:value-type="string">
            <text:p text:style-name="Table_20_Contents">60</text:p>
          </table:table-cell>
          <table:table-cell table:style-name="Table3.B3" office:value-type="string">
            <text:p text:style-name="Table_20_Contents">5.0</text:p>
          </table:table-cell>
          <table:table-cell table:style-name="Table3.C3" office:value-type="string">
            <text:p text:style-name="Table_20_Contents">2.5</text:p>
          </table:table-cell>
        </table:table-row>
        <table:table-row table:style-name="TableLine105553156883968">
          <table:table-cell table:style-name="Table3.A4" office:value-type="string">
            <text:p text:style-name="Table_20_Contents">65</text:p>
          </table:table-cell>
          <table:table-cell table:style-name="Table3.B4" office:value-type="string">
            <text:p text:style-name="Table_20_Contents">5.2</text:p>
          </table:table-cell>
          <table:table-cell table:style-name="Table3.C4" office:value-type="string">
            <text:p text:style-name="Table_20_Contents">2.2</text:p>
          </table:table-cell>
        </table:table-row>
      </table:table>
      <text:p text:style-name="P63">In this case, the optimal VMG is obtained on a heading of 60 degrees from the true wind (60 degrees NE or 300 degrees NW). Turning up into the wind (more towards the mark) makes less progress towards the mark because the boat slows down too much. Turning downwind speeds up the boat, but yields a course that leads too far away from the mark for the increased speed to be a benefit.</text:p>
      <text:h text:style-name="P31" text:outline-level="2"><text:bookmark text:name="Confusion_with_VMC"/><text:soft-page-break/><text:span text:style-name="T42">Confusion with VMC</text:span><text:span text:style-name="T43">[</text:span><text:a xlink:type="simple" xlink:href="https://en.wikipedia.org/w/index.php?title=Velocity_made_good&amp;action=edit&amp;section=2" text:style-name="Internet_20_link" text:visited-style-name="Visited_20_Internet_20_Link"><text:span text:style-name="T41">edit</text:span></text:a><text:span text:style-name="T43">]</text:span></text:h>
      <text:p text:style-name="P61"><text:span text:style-name="T36">The term </text:span><text:span text:style-name="T35">Velocity Made Good</text:span><text:span text:style-name="T36"> (VMG) is often confused with term </text:span><text:span text:style-name="T35">Velocity Made good on Course</text:span><text:span text:style-name="T36"> (VMC), and often used interchangeably.</text:span><text:bookmark text:name="cite_ref-NauticEd_1-1"/><text:a xlink:type="simple" xlink:href="https://en.wikipedia.org/wiki/Velocity_made_good#cite_note-NauticEd-1" text:style-name="Internet_20_link" text:visited-style-name="Visited_20_Internet_20_Link">[1]</text:a><text:bookmark text:name="cite_ref-BG_2-1"/><text:a xlink:type="simple" xlink:href="https://en.wikipedia.org/wiki/Velocity_made_good#cite_note-BG-2" text:style-name="Internet_20_link" text:visited-style-name="Visited_20_Internet_20_Link">[2]</text:a><text:span text:style-name="T36"> VMC is the speed component in the direction of a mark. If the course deviation is </text:span><draw:frame draw:style-name="fr1" draw:name="Frame2" text:anchor-type="char" svg:width="0.041cm" draw:z-index="2"><draw:text-box fo:min-height="0.041cm"><text:p text:style-name="Text_20_body"/></draw:text-box></draw:frame><text:span text:style-name="T36"><draw:frame draw:style-name="fr2" draw:name="Image2" text:anchor-type="as-char" svg:width="0.041cm" svg:height="0.041cm" draw:z-index="3"><draw:image xlink:href="Pictures/100003C70000001A0000001A72283BE2B70CCBBA.svg" xlink:type="simple" xlink:show="embed" xlink:actuate="onLoad" draw:mime-type="image/svg+xml"/><draw:image xlink:href="Pictures/1000020100000001000000019C43813A3574AEA1.png" xlink:type="simple" xlink:show="embed" xlink:actuate="onLoad" draw:mime-type="image/png"/><svg:title>{\textstyle \theta }</svg:title></draw:frame></text:span><text:span text:style-name="T36"> and speed over ground </text:span><draw:frame draw:style-name="fr1" draw:name="Frame3" text:anchor-type="char" svg:width="0.041cm" draw:z-index="4"><draw:text-box fo:min-height="0.041cm"><text:p text:style-name="Text_20_body"/></draw:text-box></draw:frame><text:span text:style-name="T36"><draw:frame draw:style-name="fr2" draw:name="Image3" text:anchor-type="as-char" svg:width="0.041cm" svg:height="0.041cm" draw:z-index="5"><draw:image xlink:href="Pictures/1000063A0000001A0000001A6776D03CB7D1C76B.svg" xlink:type="simple" xlink:show="embed" xlink:actuate="onLoad" draw:mime-type="image/svg+xml"/><draw:image xlink:href="Pictures/1000020100000001000000019C43813A3574AEA1.png" xlink:type="simple" xlink:show="embed" xlink:actuate="onLoad" draw:mime-type="image/png"/><svg:title>{\textstyle V_{o}}</svg:title></draw:frame></text:span><text:span text:style-name="T36">, the speed component toward a mark:</text:span></text:p>
      <text:p text:style-name="P62"><draw:frame draw:style-name="fr1" draw:name="Frame4" text:anchor-type="char" svg:width="0.041cm" draw:z-index="6"><draw:text-box fo:min-height="0.041cm"><text:p text:style-name="Text_20_body"/></draw:text-box></draw:frame><draw:frame draw:style-name="fr2" draw:name="Image4" text:anchor-type="as-char" svg:width="0.041cm" svg:height="0.041cm" draw:z-index="7"><draw:image xlink:href="Pictures/10001A7A0000001A0000001A7591DEF7F76C9FE8.svg" xlink:type="simple" xlink:show="embed" xlink:actuate="onLoad" draw:mime-type="image/svg+xml"/><draw:image xlink:href="Pictures/1000020100000001000000019C43813A3574AEA1.png" xlink:type="simple" xlink:show="embed" xlink:actuate="onLoad" draw:mime-type="image/png"/><svg:title>{\displaystyle VMC,{\hat {y}}=V_{o}cos\theta }</svg:title></draw:frame></text:p>
      <text:p text:style-name="P60"><text:span text:style-name="T36">If the course is directly towards a mark, VMC will be identical to speed over ground (SOG). An ordinary </text:span><text:a xlink:type="simple" xlink:href="https://en.wikipedia.org/wiki/GPS_navigation_device" text:style-name="Internet_20_link" text:visited-style-name="Visited_20_Internet_20_Link"><text:span text:style-name="T39">GPS unit</text:span></text:a><text:span text:style-name="T36"> will, if it indicates a VMG measurement, of necessity be </text:span><text:span text:style-name="T35">Velocity Made good on Course</text:span><text:span text:style-name="T36">. Measurement of wind speed and direction, in addition to boat speed and heading, is required to calculate a real </text:span><text:span text:style-name="T35">VMG</text:span><text:span text:style-name="T36"> reading. </text:span></text:p>
      <text:p text:style-name="P63">If a mark is exactly currently in the direction of the wind, VMC will be the same as VMG. As the direction towards a mark deviates with the direction of the wind, VMC will deviate from true VMG, and will be less useful to use for the purpose of optimizing sailing performance.</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tyle:font-face style:name="Linux Libertine" svg:font-family="'Linux Libertine', Georgia, Times, serif"/>
    <style:font-face style:name="Times" svg:font-family="Times"/>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2.2$MacOSX_X86_64 LibreOffice_project/8349ace3c3162073abd90d81fd06dcfb6b36b994</meta:generator>
    <dc:title>Processor Regatta - User manual</dc:title>
    <dc:subject>Processor Regatta - User Manual</dc:subject>
    <meta:initial-creator>"Olivier Criou" &lt;olivier@amberroute.eu&gt;</meta:initial-creator>
    <dc:date>2023-04-30T12:24:08.685621235</dc:date>
    <meta:editing-duration>PT1M57S</meta:editing-duration>
    <meta:editing-cycles>1</meta:editing-cycles>
    <meta:document-statistic meta:table-count="3" meta:image-count="4" meta:object-count="0" meta:page-count="41" meta:paragraph-count="628" meta:word-count="8758" meta:character-count="50533" meta:non-whitespace-character-count="41883"/>
  </office:meta>
</office:document-meta>
</file>